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Good" style:data-style-name="N0">
      <style:table-cell-properties fo:background-color="#C6EFCE"/>
      <style:text-properties fo:color="#006100"/>
    </style:style>
    <style:style style:name="ce5" style:family="table-cell" style:parent-style-name="Bad" style:data-style-name="N0">
      <style:table-cell-properties fo:background-color="#FFC7CE"/>
      <style:text-properties fo:color="#9C0006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fo:background-color="#E26B0A"/>
    </style:style>
    <style:style style:name="ce8" style:family="table-cell" style:parent-style-name="Default" style:data-style-name="N0">
      <style:table-cell-properties fo:background-color="#FCD5B4"/>
    </style:style>
    <style:style style:name="ce9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ck solid #000000" fo:border-bottom="none" fo:border-left="none" fo:border-right="none" style:vertical-align="top" style:repeat-content="false"/>
      <style:paragraph-properties fo:text-align="center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FFFF00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ck solid #FF0000" fo:border-bottom="thick solid #00B0F0" fo:border-left="none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ck solid #00B0F0" fo:border-bottom="thick solid #FF0000" fo:border-left="none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double #000000" fo:border-bottom="thick solid #FF0000" fo:border-left="thick solid #000000" fo:border-right="none"/>
    </style:style>
    <style:style style:name="ce24" style:family="table-cell" style:parent-style-name="Default" style:data-style-name="N0">
      <style:table-cell-properties fo:border-top="thin double #000000" fo:border-bottom="thick solid #FF0000" fo:border-left="none" fo:border-right="thick solid #00B0F0"/>
    </style:style>
    <style:style style:name="ce25" style:family="table-cell" style:parent-style-name="Default" style:data-style-name="N0">
      <style:table-cell-properties fo:border-top="thin double #000000" fo:border-bottom="thick solid #FF0000" fo:border-left="thick solid #000000" fo:border-right="thick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double #000000" fo:border-bottom="thick solid #FF0000" fo:border-left="thick solid #00B0F0" fo:border-right="thick solid #00B0F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double #000000" fo:border-bottom="thick solid #FF0000" fo:border-left="thick solid #000000" fo:border-right="thin double #000000"/>
    </style:style>
    <style:style style:name="ce28" style:family="table-cell" style:parent-style-name="Default" style:data-style-name="N0">
      <style:table-cell-properties fo:border-top="thin double #000000" fo:border-bottom="thick solid #FF0000" fo:border-left="thin double #000000" fo:border-right="thick solid #00B0F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double #000000" fo:border-bottom="thick solid #FF0000" fo:border-left="none" fo:border-right="none"/>
    </style:style>
    <style:style style:name="ce31" style:family="table-cell" style:parent-style-name="Default" style:data-style-name="N0">
      <style:table-cell-properties fo:border-top="thin double #000000" fo:border-bottom="thick solid #FF0000" fo:border-left="thick solid #000000" fo:border-right="thick solid #00B0F0"/>
    </style:style>
    <style:style style:name="ce32" style:family="table-cell" style:parent-style-name="Default" style:data-style-name="N0">
      <style:table-cell-properties fo:border-top="thin double #000000" fo:border-bottom="thick solid #FF0000" fo:border-left="thick solid #00B0F0" fo:border-right="thick solid #00B0F0"/>
    </style:style>
    <style:style style:name="ce33" style:family="table-cell" style:parent-style-name="Default" style:data-style-name="N0">
      <style:table-cell-properties fo:border="thin solid #000000" fo:background-color="#FFFF00"/>
    </style:style>
    <style:style style:name="ce34" style:family="table-cell" style:parent-style-name="Default" style:data-style-name="N0">
      <style:table-cell-properties fo:border-top="none" fo:border-bottom="none" fo:border-left="thick solid #000000" fo:border-right="thick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ackground-color="#B8CCE4"/>
    </style:style>
    <style:style style:name="ce40" style:family="table-cell" style:parent-style-name="Default" style:data-style-name="N0">
      <style:table-cell-properties fo:border="thick solid #000000" fo:background-color="#B8CCE4"/>
    </style:style>
    <style:style style:name="ce41" style:family="table-cell" style:parent-style-name="Default" style:data-style-name="N0">
      <style:table-cell-properties fo:background-color="#B8CCE4"/>
    </style:style>
    <style:style style:name="ce42" style:family="table-cell" style:parent-style-name="Default" style:data-style-name="N0">
      <style:table-cell-properties fo:border="thick solid #000000" fo:background-color="#D8E4BC"/>
    </style:style>
    <style:style style:name="ce43" style:family="table-cell" style:parent-style-name="Default" style:data-style-name="N0">
      <style:table-cell-properties fo:border="thick solid #000000" fo:background-color="#E6B8B7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</style:style>
    <style:style style:name="ce54" style:family="table-cell" style:parent-style-name="Default" style:data-style-name="N0">
      <style:table-cell-properties style:vertical-align="automatic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6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6500"/>
    </style:style>
    <style:style style:name="ce57" style:family="table-cell" style:parent-style-name="Default" style:data-style-name="N0">
      <style:table-cell-properties fo:background-color="#B8CCE4"/>
    </style:style>
    <style:style style:name="ce58" style:family="table-cell" style:parent-style-name="Default" style:data-style-name="N0">
      <style:table-cell-properties fo:background-color="#E6B8B7"/>
    </style:style>
    <style:style style:name="ce59" style:family="table-cell" style:parent-style-name="Default" style:data-style-name="N0">
      <style:table-cell-properties fo:background-color="#D8E4BC"/>
    </style:style>
    <style:style style:name="ce60" style:family="table-cell" style:parent-style-name="Default" style:data-style-name="N0">
      <style:table-cell-properties fo:background-color="#B7DEE8"/>
    </style:style>
    <style:style style:name="ce61" style:family="table-cell" style:parent-style-name="Default" style:data-style-name="N0">
      <style:table-cell-properties fo:background-color="#FCD5B4"/>
    </style:style>
    <style:style style:name="ce62" style:family="table-cell" style:parent-style-name="Default" style:data-style-name="N0">
      <style:table-cell-properties fo:background-color="#CCC0DA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ert1" table:style-name="ta1">
        <table:shapes>
          <draw:custom-shape svg:x="1.58125in" svg:y="12.16458in" svg:width="0.47292in" svg:height="0.33542in" draw:z-index="10" draw:id="id9" draw:style-name="a29" draw:name="Rechteck 10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8125in" svg:y="12.56458in" svg:width="1.02292in" svg:height="0.33542in" draw:z-index="11" draw:id="id10" draw:style-name="a32" draw:name="Rechteck 11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3125in" svg:y="12.16458in" svg:width="0.47292in" svg:height="0.33542in" draw:z-index="12" draw:id="id11" draw:style-name="a35" draw:name="Rechteck 12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8" table:default-cell-style-name="ce1"/>
        <table:table-column table:style-name="co4" table:number-columns-repeated="16368" table:default-cell-style-name="ce1"/>
        <table:table-row table:style-name="ro1">
          <table:table-cell office:value-type="string" table:style-name="ce2">
            <text:p>Test Document for "Insert Columns" and "Delete Columns" Operations, Part 1 (Insert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nstruction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. Select the three yellow cells below, press the "Insert columns" butto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. Check the locally generated result with the expected result "after insertion" shown to the right. Note the cells with light red background, their values have changed after inserting the colum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3. Close and reload the document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4. Check the inserted columns again (this tests the filter component)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5. Restore original file; repeat step 1; press "Undo"; check that the original document state has been restored; repeat steps 3 and 4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6. Restore original file; repeat step 1; press "Undo" and then "Redo"; repeat steps 2 to 4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7. Proceed on next sheet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5">
            <text:p>select us!</text:p>
          </table:table-cell>
          <table:table-cell table:style-name="ce16"/>
          <table:table-cell table:style-name="ce17"/>
          <table:table-cell table:number-columns-repeated="16378" table:style-name="ce1"/>
        </table:table-row>
        <table:table-row table:style-name="ro2">
          <table:table-cell table:number-columns-repeated="7" table:style-name="ce1"/>
          <table:table-cell office:value-type="string" table:number-columns-spanned="9" table:number-rows-spanned="1" table:style-name="ce56">
            <text:p>Expected result after deletion</text:p>
          </table:table-cell>
          <table:covered-table-cell table:number-columns-repeated="8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9">
            <text:p>Style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</text:p>
          </table:table-cell>
          <table:table-cell table:number-columns-repeated="4" table:style-name="ce1"/>
          <table:table-cell office:value-type="string" table:style-name="ce29">
            <text:p>Style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office:value-type="string" table:style-name="ce5">
            <text:p>A</text:p>
          </table:table-cell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">
            <text:p>Fill</text:p>
          </table:table-cell>
          <table:table-cell office:value-type="string" table:style-name="ce6">
            <text:p>B</text:p>
          </table:table-cell>
          <table:table-cell office:value-type="string" table:style-name="ce7">
            <text:p>B</text:p>
          </table:table-cell>
          <table:table-cell table:number-columns-repeated="4" table:style-name="ce1"/>
          <table:table-cell office:value-type="string" table:style-name="ce29">
            <text:p>Fill</text:p>
          </table:table-cell>
          <table:table-cell office:value-type="string" table:style-name="ce6">
            <text:p>B</text:p>
          </table:table-cell>
          <table:table-cell table:number-columns-repeated="3" table:style-name="ce6"/>
          <table:table-cell office:value-type="string" table:style-name="ce7">
            <text:p>B</text:p>
          </table:table-cell>
          <table:table-cell table:number-columns-repeated="16370" table:style-name="ce1"/>
        </table:table-row>
        <table:table-row table:style-name="ro2">
          <table:table-cell/>
          <table:table-cell table:style-name="ce29"/>
          <table:table-cell table:number-columns-repeated="6" table:style-name="ce1"/>
          <table:table-cell table:style-name="ce29"/>
          <table:table-cell table:number-columns-repeated="16375" table:style-name="ce1"/>
        </table:table-row>
        <table:table-row table:style-name="ro2">
          <table:table-cell/>
          <table:table-cell office:value-type="string" table:style-name="ce29">
            <text:p>Formula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29">
            <text:p>Formulas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style-name="ro2">
          <table:table-cell/>
          <table:table-cell table:style-name="ce29"/>
          <table:table-cell office:value-type="float" office:value="2" table:formula="of:=[.D18]" table:style-name="ce1">
            <text:p>2</text:p>
          </table:table-cell>
          <table:table-cell office:value-type="float" office:value="1" table:formula="of:=[.C18]" table:style-name="ce1">
            <text:p>1</text:p>
          </table:table-cell>
          <table:table-cell office:value-type="float" office:value="4" table:formula="of:=[.F18]" table:style-name="ce1">
            <text:p>4</text:p>
          </table:table-cell>
          <table:table-cell office:value-type="float" office:value="3" table:formula="of:=[.E18]" table:style-name="ce1">
            <text:p>3</text:p>
          </table:table-cell>
          <table:table-cell table:number-columns-repeated="2" table:style-name="ce1"/>
          <table:table-cell table:style-name="ce29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2">
          <table:table-cell/>
          <table:table-cell table:style-name="ce29"/>
          <table:table-cell office:value-type="float" office:value="10" table:formula="of:=SUM([.C18:.F18])" table:style-name="ce1">
            <text:p>10</text:p>
          </table:table-cell>
          <table:table-cell office:value-type="float" office:value="10" table:formula="of:=SUM([.C18:.F18])" table:style-name="ce1">
            <text:p>10</text:p>
          </table:table-cell>
          <table:table-cell office:value-type="float" office:value="4" table:formula="of:=COLUMNS([.C18:.F18])" table:style-name="ce8">
            <text:p>4</text:p>
          </table:table-cell>
          <table:table-cell office:value-type="float" office:value="6" table:formula="of:=COLUMN([.F18])" table:style-name="ce8">
            <text:p>6</text:p>
          </table:table-cell>
          <table:table-cell table:number-columns-repeated="2" table:style-name="ce1"/>
          <table:table-cell table:style-name="ce29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table:number-columns-repeated="16368"/>
        </table:table-row>
        <table:table-row table:style-name="ro3">
          <table:table-cell/>
          <table:table-cell table:style-name="ce29"/>
          <table:table-cell table:number-columns-repeated="6" table:style-name="ce1"/>
          <table:table-cell table:style-name="ce29"/>
          <table:table-cell table:number-columns-repeated="16375" table:style-name="ce1"/>
        </table:table-row>
        <table:table-row table:style-name="ro4">
          <table:table-cell/>
          <table:table-cell office:value-type="string" table:style-name="ce29">
            <text:p>Borders</text:p>
          </table:table-cell>
          <table:table-cell office:value-type="string" table:style-name="ce20">
            <text:p>↕</text:p>
          </table:table-cell>
          <table:table-cell office:value-type="string" table:style-name="ce20">
            <text:p>↕</text:p>
          </table:table-cell>
          <table:table-cell table:number-columns-repeated="4" table:style-name="ce1"/>
          <table:table-cell office:value-type="string" table:style-name="ce29">
            <text:p>Borders</text:p>
          </table:table-cell>
          <table:table-cell office:value-type="string" table:style-name="ce20">
            <text:p>↕</text:p>
          </table:table-cell>
          <table:table-cell table:number-columns-repeated="3" table:style-name="ce20"/>
          <table:table-cell office:value-type="string" table:style-name="ce20">
            <text:p>↕</text:p>
          </table:table-cell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number-columns-repeated="2" table:style-name="ce11"/>
          <table:table-cell table:number-columns-repeated="5" table:style-name="ce1"/>
          <table:table-cell table:number-columns-repeated="5" table:style-name="ce11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office:value-type="string" table:style-name="ce21">
            <text:p>↕</text:p>
          </table:table-cell>
          <table:table-cell office:value-type="string" table:style-name="ce22">
            <text:p>↕</text:p>
          </table:table-cell>
          <table:table-cell table:number-columns-repeated="5" table:style-name="ce1"/>
          <table:table-cell office:value-type="string" table:style-name="ce21">
            <text:p>↕</text:p>
          </table:table-cell>
          <table:table-cell table:number-columns-repeated="3" table:style-name="ce18"/>
          <table:table-cell office:value-type="string" table:style-name="ce22">
            <text:p>↕</text:p>
          </table:table-cell>
          <table:table-cell table:number-columns-repeated="16370" table:style-name="ce1"/>
        </table:table-row>
        <table:table-row table:style-name="ro3">
          <table:table-cell/>
          <table:table-cell table:style-name="ce1"/>
          <table:table-cell table:number-columns-repeated="2" table:style-name="ce11"/>
          <table:table-cell table:number-columns-repeated="5" table:style-name="ce1"/>
          <table:table-cell table:number-columns-repeated="5" table:style-name="ce11"/>
          <table:table-cell table:number-columns-repeated="16370" table:style-name="ce1"/>
        </table:table-row>
        <table:table-row table:style-name="ro3">
          <table:table-cell/>
          <table:table-cell table:style-name="ce1"/>
          <table:table-cell office:value-type="string" table:style-name="ce12">
            <text:p>↓</text:p>
          </table:table-cell>
          <table:table-cell table:style-name="ce11"/>
          <table:table-cell table:number-columns-repeated="5" table:style-name="ce1"/>
          <table:table-cell office:value-type="string" table:style-name="ce12">
            <text:p>↓</text:p>
          </table:table-cell>
          <table:table-cell table:number-columns-repeated="3" table:style-name="ce18"/>
          <table:table-cell table:style-name="ce11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11"/>
          <table:table-cell office:value-type="string" table:style-name="ce13">
            <text:p>↑</text:p>
          </table:table-cell>
          <table:table-cell table:number-columns-repeated="5" table:style-name="ce1"/>
          <table:table-cell table:number-columns-repeated="4" table:style-name="ce11"/>
          <table:table-cell office:value-type="string" table:style-name="ce13">
            <text:p>↑</text:p>
          </table:table-cell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40"/>
          <table:table-cell table:style-name="ce11"/>
          <table:table-cell table:number-columns-repeated="5" table:style-name="ce1"/>
          <table:table-cell table:style-name="ce40"/>
          <table:table-cell table:number-columns-repeated="3" table:style-name="ce41"/>
          <table:table-cell table:style-name="ce11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11"/>
          <table:table-cell table:style-name="ce43"/>
          <table:table-cell table:number-columns-repeated="5" table:style-name="ce1"/>
          <table:table-cell table:number-columns-repeated="4" table:style-name="ce11"/>
          <table:table-cell table:style-name="ce43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number-columns-repeated="2" table:style-name="ce42"/>
          <table:table-cell table:number-columns-repeated="5" table:style-name="ce1"/>
          <table:table-cell table:number-columns-repeated="5" table:style-name="ce42"/>
          <table:table-cell table:number-columns-repeated="16370" table:style-name="ce1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style-name="ce1"/>
          <table:table-cell table:style-name="ce23"/>
          <table:table-cell table:style-name="ce24"/>
          <table:table-cell table:number-columns-repeated="5" table:style-name="ce1"/>
          <table:table-cell table:style-name="ce23"/>
          <table:table-cell table:number-columns-repeated="3" table:style-name="ce30"/>
          <table:table-cell table:style-name="ce24"/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table:number-columns-repeated="2" table:style-name="ce11"/>
          <table:table-cell table:number-columns-repeated="5" table:style-name="ce1"/>
          <table:table-cell table:number-columns-repeated="5" table:style-name="ce11"/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office:value-type="string" table:style-name="ce25">
            <text:p>↔</text:p>
          </table:table-cell>
          <table:table-cell table:style-name="ce31"/>
          <table:table-cell table:number-columns-repeated="5" table:style-name="ce1"/>
          <table:table-cell office:value-type="string" table:style-name="ce25">
            <text:p>↔</text:p>
          </table:table-cell>
          <table:table-cell table:number-columns-repeated="3" table:style-name="ce25"/>
          <table:table-cell table:style-name="ce31"/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table:number-columns-repeated="2" table:style-name="ce11"/>
          <table:table-cell table:number-columns-repeated="5" table:style-name="ce1"/>
          <table:table-cell table:number-columns-repeated="5" table:style-name="ce11"/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table:style-name="ce31"/>
          <table:table-cell office:value-type="string" table:style-name="ce26">
            <text:p>↔</text:p>
          </table:table-cell>
          <table:table-cell table:number-columns-repeated="5" table:style-name="ce1"/>
          <table:table-cell table:style-name="ce31"/>
          <table:table-cell table:number-columns-repeated="3" table:style-name="ce32"/>
          <table:table-cell office:value-type="string" table:style-name="ce26">
            <text:p>↔</text:p>
          </table:table-cell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table:number-columns-repeated="2" table:style-name="ce11"/>
          <table:table-cell table:number-columns-repeated="5" table:style-name="ce1"/>
          <table:table-cell table:number-columns-repeated="5" table:style-name="ce11"/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table:style-name="ce27"/>
          <table:table-cell table:style-name="ce28"/>
          <table:table-cell table:number-columns-repeated="5" table:style-name="ce1"/>
          <table:table-cell table:style-name="ce27"/>
          <table:table-cell table:number-columns-repeated="3" table:style-name="ce30"/>
          <table:table-cell table:style-name="ce28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table:number-columns-repeated="2" table:style-name="ce11"/>
          <table:table-cell table:number-columns-repeated="5" table:style-name="ce1"/>
          <table:table-cell table:number-columns-repeated="5" table:style-name="ce1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">
            <text:p>→</text:p>
          </table:table-cell>
          <table:table-cell table:style-name="ce11"/>
          <table:table-cell table:number-columns-repeated="5" table:style-name="ce1"/>
          <table:table-cell office:value-type="string" table:style-name="ce10">
            <text:p>→</text:p>
          </table:table-cell>
          <table:table-cell table:number-columns-repeated="3" table:style-name="ce19"/>
          <table:table-cell table:style-name="ce1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11"/>
          <table:table-cell office:value-type="string" table:style-name="ce9">
            <text:p>←</text:p>
          </table:table-cell>
          <table:table-cell table:number-columns-repeated="5" table:style-name="ce1"/>
          <table:table-cell table:number-columns-repeated="4" table:style-name="ce11"/>
          <table:table-cell office:value-type="string" table:style-name="ce9">
            <text:p>←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">
            <text:p>→</text:p>
          </table:table-cell>
          <table:table-cell office:value-type="string" table:style-name="ce9">
            <text:p>←</text:p>
          </table:table-cell>
          <table:table-cell table:number-columns-repeated="5" table:style-name="ce1"/>
          <table:table-cell office:value-type="string" table:style-name="ce10">
            <text:p>→</text:p>
          </table:table-cell>
          <table:table-cell table:number-columns-repeated="3" table:style-name="ce19"/>
          <table:table-cell office:value-type="string" table:style-name="ce9">
            <text:p>←</text:p>
          </table:table-cell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Merged ranges</text:p>
          </table:table-cell>
          <table:table-cell table:number-columns-spanned="2" table:number-rows-spanned="2" table:style-name="ce57"/>
          <table:covered-table-cell/>
          <table:table-cell table:number-columns-spanned="2" table:number-rows-spanned="2" table:style-name="ce58"/>
          <table:covered-table-cell/>
          <table:table-cell table:number-columns-repeated="2" table:style-name="ce1"/>
          <table:table-cell office:value-type="string" table:style-name="ce29">
            <text:p>Merged ranges</text:p>
          </table:table-cell>
          <table:table-cell table:number-columns-spanned="2" table:number-rows-spanned="2" table:style-name="ce57"/>
          <table:covered-table-cell/>
          <table:table-cell table:number-columns-repeated="3" table:style-name="ce39"/>
          <table:table-cell table:number-columns-spanned="2" table:number-rows-spanned="2" table:style-name="ce58"/>
          <table:covered-table-cell/>
          <table:table-cell table:number-columns-repeated="16369"/>
        </table:table-row>
        <table:table-row table:style-name="ro2">
          <table:table-cell table:style-name="ce1"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table-cell table:number-columns-repeated="3" table:style-name="ce39"/>
          <table:covered-table-cell/>
          <table:covered-table-cell/>
          <table:table-cell table:number-columns-repeated="16369"/>
        </table:table-row>
        <table:table-row table:style-name="ro2">
          <table:table-cell table:style-name="ce1"/>
          <table:table-cell table:number-columns-spanned="4" table:number-rows-spanned="2" table:style-name="ce59"/>
          <table:covered-table-cell table:number-columns-repeated="3"/>
          <table:table-cell table:number-columns-repeated="3" table:style-name="ce1"/>
          <table:table-cell table:number-columns-spanned="7" table:number-rows-spanned="2" table:style-name="ce59"/>
          <table:covered-table-cell table:number-columns-repeated="6"/>
          <table:table-cell table:number-columns-repeated="16369"/>
        </table:table-row>
        <table:table-row table:style-name="ro2">
          <table:table-cell table:style-name="ce1"/>
          <table:covered-table-cell/>
          <table:covered-table-cell table:number-columns-repeated="3"/>
          <table:table-cell table:number-columns-repeated="3" table:style-name="ce1"/>
          <table:covered-table-cell/>
          <table:covered-table-cell table:number-columns-repeated="6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Drawing objects</text:p>
          </table:table-cell>
          <table:table-cell table:number-columns-repeated="6" table:style-name="ce38"/>
          <table:table-cell office:value-type="string" table:style-name="ce29">
            <text:p>Drawing objects</text:p>
          </table:table-cell>
          <table:table-cell table:number-columns-repeated="16376" table:style-name="ce38"/>
        </table:table-row>
        <table:table-row table:style-name="ro2">
          <table:table-cell office:value-type="string" table:style-name="ce51">
            <text:p>anchor=twoCell</text:p>
          </table:table-cell>
          <table:table-cell table:style-name="ce44">
            <draw:custom-shape svg:x="0.03125in" svg:y="0.03125in" svg:width="0.47292in" svg:height="0.33542in" draw:z-index="1" draw:id="id0" draw:style-name="a2" draw:name="Rechteck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4"/>
          <table:table-cell table:style-name="ce44">
            <draw:custom-shape svg:x="0.03125in" svg:y="0.03125in" svg:width="0.47292in" svg:height="0.33542in" draw:z-index="3" draw:id="id2" draw:style-name="a8" draw:name="Rechteck 3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5"/>
          <table:table-cell table:number-columns-repeated="2" table:style-name="ce1"/>
          <table:table-cell office:value-type="string" table:style-name="ce51">
            <text:p>anchor=twoCell</text:p>
          </table:table-cell>
          <table:table-cell table:style-name="ce44">
            <draw:custom-shape svg:x="0.03125in" svg:y="0.03125in" svg:width="0.47292in" svg:height="0.33542in" draw:z-index="4" draw:id="id3" draw:style-name="a11" draw:name="Rechteck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44"/>
          <table:table-cell table:style-name="ce44">
            <draw:custom-shape svg:x="0.03125in" svg:y="0.03125in" svg:width="0.47292in" svg:height="0.33542in" draw:z-index="6" draw:id="id5" draw:style-name="a17" draw:name="Rechteck 6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5"/>
          <table:table-cell table:number-columns-repeated="16369"/>
        </table:table-row>
        <table:table-row table:style-name="ro2">
          <table:table-cell table:style-name="ce52"/>
          <table:table-cell table:number-columns-repeated="3" table:style-name="ce11"/>
          <table:table-cell table:style-name="ce47"/>
          <table:table-cell table:number-columns-repeated="2" table:style-name="ce1"/>
          <table:table-cell table:style-name="ce52"/>
          <table:table-cell table:number-columns-repeated="6" table:style-name="ce11"/>
          <table:table-cell table:style-name="ce47"/>
          <table:table-cell table:number-columns-repeated="16369"/>
        </table:table-row>
        <table:table-row table:style-name="ro2">
          <table:table-cell table:style-name="ce52"/>
          <table:table-cell table:style-name="ce11">
            <draw:custom-shape svg:x="0.03125in" svg:y="0.03125in" svg:width="1.02292in" svg:height="0.33542in" draw:z-index="2" draw:id="id1" draw:style-name="a5" draw:name="Rechteck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1"/>
          <table:table-cell table:style-name="ce47"/>
          <table:table-cell table:number-columns-repeated="2" table:style-name="ce1"/>
          <table:table-cell table:style-name="ce52"/>
          <table:table-cell table:style-name="ce11">
            <draw:custom-shape svg:x="0.03125in" svg:y="0.03125in" svg:width="1.84792in" svg:height="0.33542in" draw:z-index="5" draw:id="id4" draw:style-name="a14" draw:name="Rechteck 5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1"/>
          <table:table-cell table:style-name="ce47"/>
          <table:table-cell table:number-columns-repeated="16369"/>
        </table:table-row>
        <table:table-row table:style-name="ro2">
          <table:table-cell table:style-name="ce53"/>
          <table:table-cell table:number-columns-repeated="3" table:style-name="ce49"/>
          <table:table-cell table:style-name="ce50"/>
          <table:table-cell table:number-columns-repeated="2" table:style-name="ce1"/>
          <table:table-cell table:style-name="ce53"/>
          <table:table-cell table:number-columns-repeated="6" table:style-name="ce49"/>
          <table:table-cell table:style-name="ce50"/>
          <table:table-cell table:number-columns-repeated="16369"/>
        </table:table-row>
        <table:table-row table:style-name="ro2">
          <table:table-cell table:style-name="ce54"/>
          <table:table-cell table:number-columns-repeated="6" table:style-name="ce1"/>
          <table:table-cell table:style-name="ce54"/>
          <table:table-cell table:number-columns-repeated="16376" table:style-name="ce1"/>
        </table:table-row>
        <table:table-row table:style-name="ro2">
          <table:table-cell office:value-type="string" table:style-name="ce51">
            <text:p>anchor=oneCell</text:p>
          </table:table-cell>
          <table:table-cell table:style-name="ce44">
            <draw:custom-shape svg:x="0.03125in" svg:y="0.03125in" svg:width="0.47292in" svg:height="0.33542in" draw:z-index="7" draw:id="id6" draw:style-name="a20" draw:name="Rechteck 7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4"/>
          <table:table-cell table:style-name="ce44">
            <draw:custom-shape svg:x="0.03125in" svg:y="0.03125in" svg:width="0.47292in" svg:height="0.33542in" draw:z-index="9" draw:id="id8" draw:style-name="a26" draw:name="Rechteck 9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5"/>
          <table:table-cell table:number-columns-repeated="2" table:style-name="ce1"/>
          <table:table-cell office:value-type="string" table:style-name="ce51">
            <text:p>anchor=oneCell</text:p>
          </table:table-cell>
          <table:table-cell table:style-name="ce44">
            <draw:custom-shape svg:x="0.03125in" svg:y="0.03125in" svg:width="0.47292in" svg:height="0.33542in" draw:z-index="13" draw:id="id12" draw:style-name="a38" draw:name="Rechteck 13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44"/>
          <table:table-cell table:style-name="ce44">
            <draw:custom-shape svg:x="0.03125in" svg:y="0.03125in" svg:width="0.47292in" svg:height="0.33542in" draw:z-index="15" draw:id="id14" draw:style-name="a44" draw:name="Rechteck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5"/>
          <table:table-cell table:number-columns-repeated="16369"/>
        </table:table-row>
        <table:table-row table:style-name="ro2">
          <table:table-cell table:style-name="ce52"/>
          <table:table-cell table:number-columns-repeated="3" table:style-name="ce11"/>
          <table:table-cell table:style-name="ce47"/>
          <table:table-cell table:number-columns-repeated="2" table:style-name="ce1"/>
          <table:table-cell table:style-name="ce52"/>
          <table:table-cell table:number-columns-repeated="6" table:style-name="ce11"/>
          <table:table-cell table:style-name="ce47"/>
          <table:table-cell table:number-columns-repeated="16369"/>
        </table:table-row>
        <table:table-row table:style-name="ro2">
          <table:table-cell table:style-name="ce52"/>
          <table:table-cell table:style-name="ce11">
            <draw:custom-shape svg:x="0.03125in" svg:y="0.03125in" svg:width="1.02292in" svg:height="0.33542in" draw:z-index="8" draw:id="id7" draw:style-name="a23" draw:name="Rechteck 8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1"/>
          <table:table-cell table:style-name="ce47"/>
          <table:table-cell table:number-columns-repeated="2" table:style-name="ce1"/>
          <table:table-cell table:style-name="ce52"/>
          <table:table-cell table:style-name="ce11">
            <draw:custom-shape svg:x="0.03125in" svg:y="0.03125in" svg:width="1.02292in" svg:height="0.33542in" draw:z-index="14" draw:id="id13" draw:style-name="a41" draw:name="Rechteck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1"/>
          <table:table-cell table:style-name="ce47"/>
          <table:table-cell table:number-columns-repeated="16369"/>
        </table:table-row>
        <table:table-row table:style-name="ro2">
          <table:table-cell table:style-name="ce53"/>
          <table:table-cell table:number-columns-repeated="3" table:style-name="ce49"/>
          <table:table-cell table:style-name="ce50"/>
          <table:table-cell table:number-columns-repeated="2" table:style-name="ce1"/>
          <table:table-cell table:style-name="ce53"/>
          <table:table-cell table:number-columns-repeated="6" table:style-name="ce49"/>
          <table:table-cell table:style-name="ce50"/>
          <table:table-cell table:number-columns-repeated="16369"/>
        </table:table-row>
        <table:table-row table:style-name="ro2">
          <table:table-cell table:style-name="ce54"/>
          <table:table-cell table:number-columns-repeated="6" table:style-name="ce1"/>
          <table:table-cell table:style-name="ce54"/>
          <table:table-cell table:number-columns-repeated="16376" table:style-name="ce1"/>
        </table:table-row>
        <table:table-row table:style-name="ro2">
          <table:table-cell office:value-type="string" table:style-name="ce51">
            <text:p>anchor=absolute</text:p>
          </table:table-cell>
          <table:table-cell table:number-columns-repeated="3" table:style-name="ce44"/>
          <table:table-cell table:style-name="ce45"/>
          <table:table-cell table:number-columns-repeated="2" table:style-name="ce1"/>
          <table:table-cell office:value-type="string" table:style-name="ce51">
            <text:p>anchor=absolute</text:p>
          </table:table-cell>
          <table:table-cell table:style-name="ce44">
            <draw:custom-shape svg:x="0.03125in" svg:y="0.03125in" svg:width="0.47292in" svg:height="0.33542in" draw:z-index="16" draw:id="id15" draw:style-name="a47" draw:name="Rechteck 16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4"/>
          <table:table-cell table:style-name="ce44">
            <draw:custom-shape svg:x="0.03125in" svg:y="0.03125in" svg:width="0.47292in" svg:height="0.33542in" draw:z-index="18" draw:id="id17" draw:style-name="a53" draw:name="Rechteck 18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44"/>
          <table:table-cell table:style-name="ce45"/>
          <table:table-cell table:number-columns-repeated="16369"/>
        </table:table-row>
        <table:table-row table:style-name="ro2">
          <table:table-cell table:style-name="ce52"/>
          <table:table-cell table:number-columns-repeated="3" table:style-name="ce11"/>
          <table:table-cell table:style-name="ce47"/>
          <table:table-cell table:number-columns-repeated="2" table:style-name="ce1"/>
          <table:table-cell table:style-name="ce52"/>
          <table:table-cell table:number-columns-repeated="6" table:style-name="ce11"/>
          <table:table-cell table:style-name="ce47"/>
          <table:table-cell table:number-columns-repeated="16369"/>
        </table:table-row>
        <table:table-row table:style-name="ro2">
          <table:table-cell table:style-name="ce52"/>
          <table:table-cell table:number-columns-repeated="3" table:style-name="ce11"/>
          <table:table-cell table:style-name="ce47"/>
          <table:table-cell table:number-columns-repeated="2" table:style-name="ce1"/>
          <table:table-cell table:style-name="ce52"/>
          <table:table-cell table:style-name="ce11">
            <draw:custom-shape svg:x="0.03125in" svg:y="0.03125in" svg:width="1.02292in" svg:height="0.33542in" draw:z-index="17" draw:id="id16" draw:style-name="a50" draw:name="Rechteck 17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1"/>
          <table:table-cell table:style-name="ce47"/>
          <table:table-cell table:number-columns-repeated="16369"/>
        </table:table-row>
        <table:table-row table:style-name="ro2">
          <table:table-cell table:style-name="ce53"/>
          <table:table-cell table:number-columns-repeated="3" table:style-name="ce49"/>
          <table:table-cell table:style-name="ce50"/>
          <table:table-cell table:number-columns-repeated="2" table:style-name="ce1"/>
          <table:table-cell table:style-name="ce53"/>
          <table:table-cell table:number-columns-repeated="6" table:style-name="ce49"/>
          <table:table-cell table:style-name="ce50"/>
          <table:table-cell table:number-columns-repeated="16369"/>
        </table:table-row>
        <table:table-row table:number-rows-repeated="1048513" table:style-name="ro2">
          <table:table-cell table:number-columns-repeated="16384"/>
        </table:table-row>
      </table:table>
      <table:table table:name="Insert2" table:style-name="ta2">
        <table:shapes>
          <draw:custom-shape svg:x="1.58125in" svg:y="12.16458in" svg:width="0.24375in" svg:height="0.33542in" draw:z-index="7" draw:id="id24" draw:style-name="a74" draw:name="Rechteck 10">
            <svg:title/>
            <svg:desc/>
            <text:p text:style-name="a73" text:class-names="" text:cond-style-name=""><text:span text:style-name="a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8125in" svg:y="12.56458in" svg:width="0.74792in" svg:height="0.33542in" draw:z-index="8" draw:id="id25" draw:style-name="a77" draw:name="Rechteck 11">
            <svg:title/>
            <svg:desc/>
            <text:p text:style-name="a76" text:class-names="" text:cond-style-name=""><text:span text:style-name="a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5625in" svg:y="12.16458in" svg:width="0.47292in" svg:height="0.33542in" draw:z-index="9" draw:id="id26" draw:style-name="a80" draw:name="Rechteck 12">
            <svg:title/>
            <svg:desc/>
            <text:p text:style-name="a79" text:class-names="" text:cond-style-name=""><text:span text:style-name="a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ce1" table:visibility="collapse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ce1" table:visibility="collapse"/>
        <table:table-column table:style-name="co2" table:number-columns-repeated="6" table:default-cell-style-name="ce1"/>
        <table:table-column table:style-name="co4" table:number-columns-repeated="16364" table:default-cell-style-name="ce1"/>
        <table:table-row table:style-name="ro1">
          <table:table-cell office:value-type="string" table:style-name="ce2">
            <text:p>Test Document for "Insert Columns" and "Delete Columns" Operations, Part 2 (Insert Right Of Hidden Columns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nstruction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. Select the three yellow cells below, press the "Insert columns" butto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. Check the locally generated result with the expected result "after insertion" shown to the right. Note the cells with light red background, their values have changed after inserting the colum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3. Close and reload the document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4. Check the inserted columns again (this tests the filter component)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5. Restore original file; repeat step 1; press "Undo"; check that the original document state has been restored; repeat steps 3 and 4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6. Restore original file; repeat step 1; press "Undo" and then "Redo"; repeat steps 2 to 4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7. Proceed on next sheet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9">
            <text:p>C-E hidden</text:p>
          </table:table-cell>
          <table:table-cell office:value-type="string" table:style-name="ce38">
            <text:p>hidden</text:p>
          </table:table-cell>
          <table:table-cell office:value-type="string" table:style-name="ce38">
            <text:p>hidden</text:p>
          </table:table-cell>
          <table:table-cell office:value-type="string" table:style-name="ce38">
            <text:p>hidden</text:p>
          </table:table-cell>
          <table:table-cell office:value-type="string" table:style-name="ce15">
            <text:p>select us!</text:p>
          </table:table-cell>
          <table:table-cell table:style-name="ce16"/>
          <table:table-cell table:style-name="ce17"/>
          <table:table-cell table:number-columns-repeated="3" table:style-name="ce1"/>
          <table:table-cell office:value-type="string" table:style-name="ce38">
            <text:p>hidden</text:p>
          </table:table-cell>
          <table:table-cell office:value-type="string" table:style-name="ce38">
            <text:p>hidden</text:p>
          </table:table-cell>
          <table:table-cell office:value-type="string" table:style-name="ce38">
            <text:p>hidden</text:p>
          </table:table-cell>
          <table:table-cell table:number-columns-repeated="16370" table:style-name="ce1"/>
        </table:table-row>
        <table:table-row table:style-name="ro2">
          <table:table-cell table:number-columns-repeated="9" table:style-name="ce1"/>
          <table:table-cell office:value-type="string" table:number-columns-spanned="11" table:number-rows-spanned="1" table:style-name="ce56">
            <text:p>Expected result after deletion</text:p>
          </table:table-cell>
          <table:covered-table-cell table:number-columns-repeated="10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9">
            <text:p>Style</text:p>
          </table:table-cell>
          <table:table-cell table:number-columns-repeated="2" table:style-name="ce29"/>
          <table:table-cell office:value-type="string" table:style-name="ce4">
            <text:p>A</text:p>
          </table:table-cell>
          <table:table-cell office:value-type="string" table:style-name="ce5">
            <text:p>A</text:p>
          </table:table-cell>
          <table:table-cell table:number-columns-repeated="4" table:style-name="ce1"/>
          <table:table-cell office:value-type="string" table:style-name="ce29">
            <text:p>Style</text:p>
          </table:table-cell>
          <table:table-cell table:number-columns-repeated="2" table:style-name="ce29"/>
          <table:table-cell office:value-type="string" table:style-name="ce4">
            <text:p>A</text:p>
          </table:table-cell>
          <table:table-cell table:number-columns-repeated="3" table:style-name="ce4"/>
          <table:table-cell office:value-type="string" table:style-name="ce5">
            <text:p>A</text:p>
          </table:table-cell>
          <table:table-cell table:number-columns-repeated="16366" table:style-name="ce1"/>
        </table:table-row>
        <table:table-row table:style-name="ro2">
          <table:table-cell table:style-name="ce1"/>
          <table:table-cell office:value-type="string" table:style-name="ce29">
            <text:p>Fill</text:p>
          </table:table-cell>
          <table:table-cell table:number-columns-repeated="2" table:style-name="ce29"/>
          <table:table-cell office:value-type="string" table:style-name="ce6">
            <text:p>B</text:p>
          </table:table-cell>
          <table:table-cell office:value-type="string" table:style-name="ce7">
            <text:p>B</text:p>
          </table:table-cell>
          <table:table-cell table:number-columns-repeated="4" table:style-name="ce1"/>
          <table:table-cell office:value-type="string" table:style-name="ce29">
            <text:p>Fill</text:p>
          </table:table-cell>
          <table:table-cell table:number-columns-repeated="2" table:style-name="ce29"/>
          <table:table-cell office:value-type="string" table:style-name="ce6">
            <text:p>B</text:p>
          </table:table-cell>
          <table:table-cell table:number-columns-repeated="3" table:style-name="ce6"/>
          <table:table-cell office:value-type="string" table:style-name="ce7">
            <text:p>B</text:p>
          </table:table-cell>
          <table:table-cell table:number-columns-repeated="16366" table:style-name="ce1"/>
        </table:table-row>
        <table:table-row table:style-name="ro2">
          <table:table-cell/>
          <table:table-cell table:number-columns-repeated="3" table:style-name="ce29"/>
          <table:table-cell table:number-columns-repeated="6" table:style-name="ce1"/>
          <table:table-cell table:number-columns-repeated="3" table:style-name="ce29"/>
          <table:table-cell table:number-columns-repeated="16371" table:style-name="ce1"/>
        </table:table-row>
        <table:table-row table:style-name="ro2">
          <table:table-cell/>
          <table:table-cell office:value-type="string" table:style-name="ce29">
            <text:p>Formulas</text:p>
          </table:table-cell>
          <table:table-cell table:number-columns-repeated="2" table:style-name="ce29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29">
            <text:p>Formulas</text:p>
          </table:table-cell>
          <table:table-cell table:number-columns-repeated="2" table:style-name="ce29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29"/>
          <table:table-cell office:value-type="float" office:value="2" table:formula="of:=[.F18]" table:style-name="ce1">
            <text:p>2</text:p>
          </table:table-cell>
          <table:table-cell office:value-type="float" office:value="1" table:formula="of:=[.E18]" table:style-name="ce1">
            <text:p>1</text:p>
          </table:table-cell>
          <table:table-cell office:value-type="float" office:value="4" table:formula="of:=[.H18]" table:style-name="ce1">
            <text:p>4</text:p>
          </table:table-cell>
          <table:table-cell office:value-type="float" office:value="3" table:formula="of:=[.G18]" table:style-name="ce1">
            <text:p>3</text:p>
          </table:table-cell>
          <table:table-cell table:number-columns-repeated="2" table:style-name="ce1"/>
          <table:table-cell table:number-columns-repeated="3" table:style-name="ce29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29"/>
          <table:table-cell office:value-type="float" office:value="10" table:formula="of:=SUM([.E18:.H18])" table:style-name="ce1">
            <text:p>10</text:p>
          </table:table-cell>
          <table:table-cell office:value-type="float" office:value="10" table:formula="of:=SUM([.E18:.H18])" table:style-name="ce1">
            <text:p>10</text:p>
          </table:table-cell>
          <table:table-cell office:value-type="float" office:value="4" table:formula="of:=COLUMNS([.E18:.H18])" table:style-name="ce8">
            <text:p>4</text:p>
          </table:table-cell>
          <table:table-cell office:value-type="float" office:value="8" table:formula="of:=COLUMN([.H18])" table:style-name="ce8">
            <text:p>8</text:p>
          </table:table-cell>
          <table:table-cell table:number-columns-repeated="2" table:style-name="ce1"/>
          <table:table-cell table:number-columns-repeated="3" table:style-name="ce29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table:number-columns-repeated="16364"/>
        </table:table-row>
        <table:table-row table:style-name="ro3">
          <table:table-cell/>
          <table:table-cell table:number-columns-repeated="3" table:style-name="ce29"/>
          <table:table-cell table:number-columns-repeated="6" table:style-name="ce1"/>
          <table:table-cell table:number-columns-repeated="3" table:style-name="ce29"/>
          <table:table-cell table:number-columns-repeated="16371" table:style-name="ce1"/>
        </table:table-row>
        <table:table-row table:style-name="ro4">
          <table:table-cell/>
          <table:table-cell office:value-type="string" table:style-name="ce29">
            <text:p>Borders</text:p>
          </table:table-cell>
          <table:table-cell table:number-columns-repeated="2" table:style-name="ce29"/>
          <table:table-cell office:value-type="string" table:style-name="ce20">
            <text:p>↕</text:p>
          </table:table-cell>
          <table:table-cell office:value-type="string" table:style-name="ce20">
            <text:p>↕</text:p>
          </table:table-cell>
          <table:table-cell table:number-columns-repeated="4" table:style-name="ce1"/>
          <table:table-cell office:value-type="string" table:style-name="ce29">
            <text:p>Borders</text:p>
          </table:table-cell>
          <table:table-cell table:number-columns-repeated="2" table:style-name="ce29"/>
          <table:table-cell office:value-type="string" table:style-name="ce20">
            <text:p>↕</text:p>
          </table:table-cell>
          <table:table-cell table:number-columns-repeated="3" table:style-name="ce20"/>
          <table:table-cell office:value-type="string" table:style-name="ce20">
            <text:p>↕</text:p>
          </table:table-cell>
          <table:table-cell table:number-columns-repeated="16366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1"/>
          <table:table-cell table:number-columns-repeated="7" table:style-name="ce1"/>
          <table:table-cell table:number-columns-repeated="5" table:style-name="ce11"/>
          <table:table-cell table:number-columns-repeated="16366" table:style-name="ce1"/>
        </table:table-row>
        <table:table-row table:style-name="ro4">
          <table:table-cell/>
          <table:table-cell table:number-columns-repeated="3" table:style-name="ce1"/>
          <table:table-cell office:value-type="string" table:style-name="ce21">
            <text:p>↕</text:p>
          </table:table-cell>
          <table:table-cell office:value-type="string" table:style-name="ce22">
            <text:p>↕</text:p>
          </table:table-cell>
          <table:table-cell table:number-columns-repeated="7" table:style-name="ce1"/>
          <table:table-cell office:value-type="string" table:style-name="ce21">
            <text:p>↕</text:p>
          </table:table-cell>
          <table:table-cell table:number-columns-repeated="3" table:style-name="ce18"/>
          <table:table-cell office:value-type="string" table:style-name="ce22">
            <text:p>↕</text:p>
          </table:table-cell>
          <table:table-cell table:number-columns-repeated="16366" table:style-name="ce1"/>
        </table:table-row>
        <table:table-row table:style-name="ro3">
          <table:table-cell/>
          <table:table-cell table:number-columns-repeated="3" table:style-name="ce1"/>
          <table:table-cell table:number-columns-repeated="2" table:style-name="ce11"/>
          <table:table-cell table:number-columns-repeated="7" table:style-name="ce1"/>
          <table:table-cell table:number-columns-repeated="5" table:style-name="ce11"/>
          <table:table-cell table:number-columns-repeated="16366" table:style-name="ce1"/>
        </table:table-row>
        <table:table-row table:style-name="ro3">
          <table:table-cell/>
          <table:table-cell table:number-columns-repeated="3" table:style-name="ce1"/>
          <table:table-cell office:value-type="string" table:style-name="ce12">
            <text:p>↓</text:p>
          </table:table-cell>
          <table:table-cell table:style-name="ce11"/>
          <table:table-cell table:number-columns-repeated="7" table:style-name="ce1"/>
          <table:table-cell office:value-type="string" table:style-name="ce12">
            <text:p>↓</text:p>
          </table:table-cell>
          <table:table-cell table:number-columns-repeated="3" table:style-name="ce18"/>
          <table:table-cell table:style-name="ce11"/>
          <table:table-cell table:number-columns-repeated="16366" table:style-name="ce1"/>
        </table:table-row>
        <table:table-row table:style-name="ro4">
          <table:table-cell/>
          <table:table-cell table:number-columns-repeated="3" table:style-name="ce1"/>
          <table:table-cell table:style-name="ce11"/>
          <table:table-cell office:value-type="string" table:style-name="ce13">
            <text:p>↑</text:p>
          </table:table-cell>
          <table:table-cell table:number-columns-repeated="7" table:style-name="ce1"/>
          <table:table-cell table:number-columns-repeated="4" table:style-name="ce11"/>
          <table:table-cell office:value-type="string" table:style-name="ce13">
            <text:p>↑</text:p>
          </table:table-cell>
          <table:table-cell table:number-columns-repeated="16366" table:style-name="ce1"/>
        </table:table-row>
        <table:table-row table:style-name="ro4">
          <table:table-cell/>
          <table:table-cell table:number-columns-repeated="3" table:style-name="ce1"/>
          <table:table-cell table:style-name="ce40"/>
          <table:table-cell table:style-name="ce11"/>
          <table:table-cell table:number-columns-repeated="7" table:style-name="ce1"/>
          <table:table-cell table:style-name="ce40"/>
          <table:table-cell table:number-columns-repeated="3" table:style-name="ce41"/>
          <table:table-cell table:style-name="ce11"/>
          <table:table-cell table:number-columns-repeated="16366" table:style-name="ce1"/>
        </table:table-row>
        <table:table-row table:style-name="ro4">
          <table:table-cell/>
          <table:table-cell table:number-columns-repeated="3" table:style-name="ce1"/>
          <table:table-cell table:style-name="ce11"/>
          <table:table-cell table:style-name="ce43"/>
          <table:table-cell table:number-columns-repeated="7" table:style-name="ce1"/>
          <table:table-cell table:number-columns-repeated="4" table:style-name="ce11"/>
          <table:table-cell table:style-name="ce43"/>
          <table:table-cell table:number-columns-repeated="16366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42"/>
          <table:table-cell table:number-columns-repeated="7" table:style-name="ce1"/>
          <table:table-cell table:number-columns-repeated="5" table:style-name="ce42"/>
          <table:table-cell table:number-columns-repeated="16366" table:style-name="ce1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3" table:style-name="ce1"/>
          <table:table-cell table:style-name="ce23"/>
          <table:table-cell table:style-name="ce24"/>
          <table:table-cell table:number-columns-repeated="7" table:style-name="ce1"/>
          <table:table-cell table:style-name="ce23"/>
          <table:table-cell table:number-columns-repeated="3" table:style-name="ce30"/>
          <table:table-cell table:style-name="ce24"/>
          <table:table-cell table:number-columns-repeated="16366" table:style-name="ce1"/>
        </table:table-row>
        <table:table-row table:style-name="ro4">
          <table:table-cell table:number-columns-repeated="4" table:style-name="ce1"/>
          <table:table-cell table:number-columns-repeated="2" table:style-name="ce11"/>
          <table:table-cell table:number-columns-repeated="7" table:style-name="ce1"/>
          <table:table-cell table:number-columns-repeated="5" table:style-name="ce11"/>
          <table:table-cell table:number-columns-repeated="16366" table:style-name="ce1"/>
        </table:table-row>
        <table:table-row table:style-name="ro4">
          <table:table-cell table:number-columns-repeated="4" table:style-name="ce1"/>
          <table:table-cell office:value-type="string" table:style-name="ce25">
            <text:p>↔</text:p>
          </table:table-cell>
          <table:table-cell table:style-name="ce31"/>
          <table:table-cell table:number-columns-repeated="7" table:style-name="ce1"/>
          <table:table-cell office:value-type="string" table:style-name="ce25">
            <text:p>↔</text:p>
          </table:table-cell>
          <table:table-cell table:number-columns-repeated="3" table:style-name="ce25"/>
          <table:table-cell table:style-name="ce31"/>
          <table:table-cell table:number-columns-repeated="16366" table:style-name="ce1"/>
        </table:table-row>
        <table:table-row table:style-name="ro4">
          <table:table-cell table:number-columns-repeated="4" table:style-name="ce1"/>
          <table:table-cell table:number-columns-repeated="2" table:style-name="ce11"/>
          <table:table-cell table:number-columns-repeated="7" table:style-name="ce1"/>
          <table:table-cell table:number-columns-repeated="5" table:style-name="ce11"/>
          <table:table-cell table:number-columns-repeated="16366" table:style-name="ce1"/>
        </table:table-row>
        <table:table-row table:style-name="ro4">
          <table:table-cell table:number-columns-repeated="4" table:style-name="ce1"/>
          <table:table-cell table:style-name="ce31"/>
          <table:table-cell office:value-type="string" table:style-name="ce26">
            <text:p>↔</text:p>
          </table:table-cell>
          <table:table-cell table:number-columns-repeated="7" table:style-name="ce1"/>
          <table:table-cell table:style-name="ce23"/>
          <table:table-cell table:style-name="ce24"/>
          <table:table-cell table:number-columns-repeated="2" table:style-name="ce32"/>
          <table:table-cell office:value-type="string" table:style-name="ce26">
            <text:p>↔</text:p>
          </table:table-cell>
          <table:table-cell table:number-columns-repeated="16366" table:style-name="ce1"/>
        </table:table-row>
        <table:table-row table:style-name="ro4">
          <table:table-cell table:number-columns-repeated="4" table:style-name="ce1"/>
          <table:table-cell table:number-columns-repeated="2" table:style-name="ce11"/>
          <table:table-cell table:number-columns-repeated="7" table:style-name="ce1"/>
          <table:table-cell table:number-columns-repeated="5" table:style-name="ce11"/>
          <table:table-cell table:number-columns-repeated="16366" table:style-name="ce1"/>
        </table:table-row>
        <table:table-row table:style-name="ro4">
          <table:table-cell table:number-columns-repeated="4" table:style-name="ce1"/>
          <table:table-cell table:style-name="ce27"/>
          <table:table-cell table:style-name="ce28"/>
          <table:table-cell table:number-columns-repeated="7" table:style-name="ce1"/>
          <table:table-cell table:style-name="ce27"/>
          <table:table-cell table:number-columns-repeated="3" table:style-name="ce30"/>
          <table:table-cell table:style-name="ce28"/>
          <table:table-cell table:number-columns-repeated="16366" table:style-name="ce1"/>
        </table:table-row>
        <table:table-row table:style-name="ro3">
          <table:table-cell table:number-columns-repeated="4" table:style-name="ce1"/>
          <table:table-cell table:number-columns-repeated="2" table:style-name="ce11"/>
          <table:table-cell table:number-columns-repeated="7" table:style-name="ce1"/>
          <table:table-cell table:number-columns-repeated="5" table:style-name="ce11"/>
          <table:table-cell table:number-columns-repeated="16366" table:style-name="ce1"/>
        </table:table-row>
        <table:table-row table:style-name="ro2">
          <table:table-cell table:number-columns-repeated="4" table:style-name="ce1"/>
          <table:table-cell office:value-type="string" table:style-name="ce10">
            <text:p>→</text:p>
          </table:table-cell>
          <table:table-cell table:style-name="ce11"/>
          <table:table-cell table:number-columns-repeated="7" table:style-name="ce1"/>
          <table:table-cell office:value-type="string" table:style-name="ce10">
            <text:p>→</text:p>
          </table:table-cell>
          <table:table-cell table:number-columns-repeated="3" table:style-name="ce19"/>
          <table:table-cell table:style-name="ce11"/>
          <table:table-cell table:number-columns-repeated="16366" table:style-name="ce1"/>
        </table:table-row>
        <table:table-row table:style-name="ro2">
          <table:table-cell table:number-columns-repeated="4" table:style-name="ce1"/>
          <table:table-cell table:style-name="ce11"/>
          <table:table-cell office:value-type="string" table:style-name="ce9">
            <text:p>←</text:p>
          </table:table-cell>
          <table:table-cell table:number-columns-repeated="7" table:style-name="ce1"/>
          <table:table-cell table:number-columns-repeated="4" table:style-name="ce11"/>
          <table:table-cell office:value-type="string" table:style-name="ce9">
            <text:p>←</text:p>
          </table:table-cell>
          <table:table-cell table:number-columns-repeated="16366" table:style-name="ce1"/>
        </table:table-row>
        <table:table-row table:style-name="ro2">
          <table:table-cell table:number-columns-repeated="4" table:style-name="ce1"/>
          <table:table-cell office:value-type="string" table:style-name="ce10">
            <text:p>→</text:p>
          </table:table-cell>
          <table:table-cell office:value-type="string" table:style-name="ce9">
            <text:p>←</text:p>
          </table:table-cell>
          <table:table-cell table:number-columns-repeated="7" table:style-name="ce1"/>
          <table:table-cell office:value-type="string" table:style-name="ce10">
            <text:p>→</text:p>
          </table:table-cell>
          <table:table-cell table:number-columns-repeated="3" table:style-name="ce19"/>
          <table:table-cell office:value-type="string" table:style-name="ce9">
            <text:p>←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Merged ranges</text:p>
          </table:table-cell>
          <table:table-cell table:number-columns-spanned="4" table:number-rows-spanned="2" table:style-name="ce57"/>
          <table:covered-table-cell table:number-columns-repeated="3"/>
          <table:table-cell table:number-columns-spanned="2" table:number-rows-spanned="2" table:style-name="ce58"/>
          <table:covered-table-cell/>
          <table:table-cell table:number-columns-repeated="2" table:style-name="ce1"/>
          <table:table-cell office:value-type="string" table:style-name="ce29">
            <text:p>Merged ranges</text:p>
          </table:table-cell>
          <table:table-cell table:number-columns-spanned="4" table:number-rows-spanned="2" table:style-name="ce57"/>
          <table:covered-table-cell table:number-columns-repeated="3"/>
          <table:table-cell table:number-columns-repeated="3" table:style-name="ce39"/>
          <table:table-cell table:number-columns-spanned="2" table:number-rows-spanned="2" table:style-name="ce58"/>
          <table:covered-table-cell/>
          <table:table-cell table:number-columns-repeated="16365"/>
        </table:table-row>
        <table:table-row table:style-name="ro2">
          <table:table-cell table:style-name="ce1"/>
          <table:covered-table-cell/>
          <table:covered-table-cell table:number-columns-repeated="3"/>
          <table:covered-table-cell/>
          <table:covered-table-cell/>
          <table:table-cell table:number-columns-repeated="3" table:style-name="ce1"/>
          <table:covered-table-cell/>
          <table:covered-table-cell table:number-columns-repeated="3"/>
          <table:table-cell table:number-columns-repeated="3" table:style-name="ce39"/>
          <table:covered-table-cell/>
          <table:covered-table-cell/>
          <table:table-cell table:number-columns-repeated="16365"/>
        </table:table-row>
        <table:table-row table:style-name="ro2">
          <table:table-cell table:style-name="ce1"/>
          <table:table-cell table:number-columns-spanned="6" table:number-rows-spanned="2" table:style-name="ce59"/>
          <table:covered-table-cell table:number-columns-repeated="5"/>
          <table:table-cell table:number-columns-repeated="3" table:style-name="ce1"/>
          <table:table-cell table:number-columns-spanned="9" table:number-rows-spanned="2" table:style-name="ce59"/>
          <table:covered-table-cell table:number-columns-repeated="8"/>
          <table:table-cell table:number-columns-repeated="16365"/>
        </table:table-row>
        <table:table-row table:style-name="ro2">
          <table:table-cell table:style-name="ce1"/>
          <table:covered-table-cell/>
          <table:covered-table-cell table:number-columns-repeated="5"/>
          <table:table-cell table:number-columns-repeated="3" table:style-name="ce1"/>
          <table:covered-table-cell/>
          <table:covered-table-cell table:number-columns-repeated="8"/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Drawing objects</text:p>
          </table:table-cell>
          <table:table-cell table:number-columns-repeated="8" table:style-name="ce38"/>
          <table:table-cell office:value-type="string" table:style-name="ce29">
            <text:p>Drawing objects</text:p>
          </table:table-cell>
          <table:table-cell table:number-columns-repeated="16374" table:style-name="ce38"/>
        </table:table-row>
        <table:table-row table:style-name="ro2">
          <table:table-cell office:value-type="string" table:style-name="ce55">
            <text:p>anchor=twoCell</text:p>
          </table:table-cell>
          <table:table-cell table:style-name="ce44">
            <draw:custom-shape svg:x="0.03125in" svg:y="0.03125in" svg:width="0.24375in" svg:height="0.33542in" draw:z-index="1" draw:id="id18" draw:style-name="a56" draw:name="Rechteck 1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44"/>
          <table:table-cell table:style-name="ce44">
            <draw:custom-shape svg:x="0.03125in" svg:y="0.03125in" svg:width="0.47292in" svg:height="0.33542in" draw:z-index="3" draw:id="id20" draw:style-name="a62" draw:name="Rechteck 3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5"/>
          <table:table-cell table:number-columns-repeated="2" table:style-name="ce1"/>
          <table:table-cell office:value-type="string" table:style-name="ce55">
            <text:p>anchor=twoCell</text:p>
          </table:table-cell>
          <table:table-cell table:style-name="ce44">
            <draw:custom-shape svg:x="0.03125in" svg:y="0.03125in" svg:width="0.24375in" svg:height="0.33542in" draw:z-index="10" draw:id="id27" draw:style-name="a83" draw:name="Rechteck 22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 table:style-name="ce44"/>
          <table:table-cell table:style-name="ce44">
            <draw:custom-shape svg:x="0.03125in" svg:y="0.03125in" svg:width="0.47292in" svg:height="0.33542in" draw:z-index="12" draw:id="id29" draw:style-name="a89" draw:name="Rechteck 24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5"/>
          <table:table-cell table:number-columns-repeated="16365"/>
        </table:table-row>
        <table:table-row table:style-name="ro2">
          <table:table-cell table:style-name="ce46"/>
          <table:table-cell table:number-columns-repeated="5" table:style-name="ce11"/>
          <table:table-cell table:style-name="ce47"/>
          <table:table-cell table:number-columns-repeated="2" table:style-name="ce1"/>
          <table:table-cell table:style-name="ce46"/>
          <table:table-cell table:number-columns-repeated="8" table:style-name="ce11"/>
          <table:table-cell table:style-name="ce47"/>
          <table:table-cell table:number-columns-repeated="16365"/>
        </table:table-row>
        <table:table-row table:style-name="ro2">
          <table:table-cell table:style-name="ce46"/>
          <table:table-cell table:style-name="ce11">
            <draw:custom-shape svg:x="0.03125in" svg:y="0.03125in" svg:width="0.74792in" svg:height="0.33542in" draw:z-index="2" draw:id="id19" draw:style-name="a59" draw:name="Rechteck 2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1"/>
          <table:table-cell table:style-name="ce47"/>
          <table:table-cell table:number-columns-repeated="2" table:style-name="ce1"/>
          <table:table-cell table:style-name="ce46"/>
          <table:table-cell table:style-name="ce11">
            <draw:custom-shape svg:x="0.03125in" svg:y="0.03125in" svg:width="1.57292in" svg:height="0.33542in" draw:z-index="11" draw:id="id28" draw:style-name="a86" draw:name="Rechteck 23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11"/>
          <table:table-cell table:style-name="ce47"/>
          <table:table-cell table:number-columns-repeated="16365"/>
        </table:table-row>
        <table:table-row table:style-name="ro2">
          <table:table-cell table:style-name="ce48"/>
          <table:table-cell table:number-columns-repeated="5" table:style-name="ce49"/>
          <table:table-cell table:style-name="ce50"/>
          <table:table-cell table:number-columns-repeated="2" table:style-name="ce1"/>
          <table:table-cell table:style-name="ce48"/>
          <table:table-cell table:number-columns-repeated="8" table:style-name="ce49"/>
          <table:table-cell table:style-name="ce50"/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5">
            <text:p>anchor=oneCell</text:p>
          </table:table-cell>
          <table:table-cell table:style-name="ce44">
            <draw:custom-shape svg:x="0.03125in" svg:y="0.03125in" svg:width="0.24375in" svg:height="0.33542in" draw:z-index="4" draw:id="id21" draw:style-name="a65" draw:name="Rechteck 7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44"/>
          <table:table-cell table:style-name="ce44">
            <draw:custom-shape svg:x="0.03125in" svg:y="0.03125in" svg:width="0.47292in" svg:height="0.33542in" draw:z-index="6" draw:id="id23" draw:style-name="a71" draw:name="Rechteck 9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5"/>
          <table:table-cell table:number-columns-repeated="2" table:style-name="ce1"/>
          <table:table-cell office:value-type="string" table:style-name="ce55">
            <text:p>anchor=oneCell</text:p>
          </table:table-cell>
          <table:table-cell table:style-name="ce44">
            <draw:custom-shape svg:x="0.03125in" svg:y="0.03125in" svg:width="0.24375in" svg:height="0.33542in" draw:z-index="13" draw:id="id30" draw:style-name="a92" draw:name="Rechteck 25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 table:style-name="ce44"/>
          <table:table-cell table:style-name="ce44">
            <draw:custom-shape svg:x="0.03125in" svg:y="0.03125in" svg:width="0.47292in" svg:height="0.33542in" draw:z-index="15" draw:id="id32" draw:style-name="a98" draw:name="Rechteck 27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5"/>
          <table:table-cell table:number-columns-repeated="16365"/>
        </table:table-row>
        <table:table-row table:style-name="ro2">
          <table:table-cell table:style-name="ce46"/>
          <table:table-cell table:number-columns-repeated="5" table:style-name="ce11"/>
          <table:table-cell table:style-name="ce47"/>
          <table:table-cell table:number-columns-repeated="2" table:style-name="ce1"/>
          <table:table-cell table:style-name="ce46"/>
          <table:table-cell table:number-columns-repeated="8" table:style-name="ce11"/>
          <table:table-cell table:style-name="ce47"/>
          <table:table-cell table:number-columns-repeated="16365"/>
        </table:table-row>
        <table:table-row table:style-name="ro2">
          <table:table-cell table:style-name="ce46"/>
          <table:table-cell table:style-name="ce11">
            <draw:custom-shape svg:x="0.03125in" svg:y="0.03125in" svg:width="0.74792in" svg:height="0.33542in" draw:z-index="5" draw:id="id22" draw:style-name="a68" draw:name="Rechteck 8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1"/>
          <table:table-cell table:style-name="ce47"/>
          <table:table-cell table:number-columns-repeated="2" table:style-name="ce1"/>
          <table:table-cell table:style-name="ce46"/>
          <table:table-cell table:style-name="ce11">
            <draw:custom-shape svg:x="0.03125in" svg:y="0.03125in" svg:width="0.74792in" svg:height="0.33542in" draw:z-index="14" draw:id="id31" draw:style-name="a95" draw:name="Rechteck 26">
              <svg:title/>
              <svg:desc/>
              <text:p text:style-name="a94" text:class-names="" text:cond-style-name=""><text:span text:style-name="a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11"/>
          <table:table-cell table:style-name="ce47"/>
          <table:table-cell table:number-columns-repeated="16365"/>
        </table:table-row>
        <table:table-row table:style-name="ro2">
          <table:table-cell table:style-name="ce48"/>
          <table:table-cell table:number-columns-repeated="5" table:style-name="ce49"/>
          <table:table-cell table:style-name="ce50"/>
          <table:table-cell table:number-columns-repeated="2" table:style-name="ce1"/>
          <table:table-cell table:style-name="ce48"/>
          <table:table-cell table:number-columns-repeated="8" table:style-name="ce49"/>
          <table:table-cell table:style-name="ce50"/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5">
            <text:p>anchor=absolute</text:p>
          </table:table-cell>
          <table:table-cell table:number-columns-repeated="5" table:style-name="ce44"/>
          <table:table-cell table:style-name="ce45"/>
          <table:table-cell table:number-columns-repeated="2" table:style-name="ce1"/>
          <table:table-cell office:value-type="string" table:style-name="ce55">
            <text:p>anchor=absolute</text:p>
          </table:table-cell>
          <table:table-cell table:style-name="ce44">
            <draw:custom-shape svg:x="0.03125in" svg:y="0.03125in" svg:width="0.24375in" svg:height="0.33542in" draw:z-index="16" draw:id="id33" draw:style-name="a101" draw:name="Rechteck 28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44"/>
          <table:table-cell table:style-name="ce44">
            <draw:custom-shape svg:x="0.03125in" svg:y="0.03125in" svg:width="0.47292in" svg:height="0.33542in" draw:z-index="18" draw:id="id35" draw:style-name="a107" draw:name="Rechteck 30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44"/>
          <table:table-cell table:style-name="ce45"/>
          <table:table-cell table:number-columns-repeated="16365"/>
        </table:table-row>
        <table:table-row table:style-name="ro2">
          <table:table-cell table:style-name="ce46"/>
          <table:table-cell table:number-columns-repeated="5" table:style-name="ce11"/>
          <table:table-cell table:style-name="ce47"/>
          <table:table-cell table:number-columns-repeated="2" table:style-name="ce1"/>
          <table:table-cell table:style-name="ce46"/>
          <table:table-cell table:number-columns-repeated="8" table:style-name="ce11"/>
          <table:table-cell table:style-name="ce47"/>
          <table:table-cell table:number-columns-repeated="16365"/>
        </table:table-row>
        <table:table-row table:style-name="ro2">
          <table:table-cell table:style-name="ce46"/>
          <table:table-cell table:number-columns-repeated="5" table:style-name="ce11"/>
          <table:table-cell table:style-name="ce47"/>
          <table:table-cell table:number-columns-repeated="2" table:style-name="ce1"/>
          <table:table-cell table:style-name="ce46"/>
          <table:table-cell table:style-name="ce11">
            <draw:custom-shape svg:x="0.03125in" svg:y="0.03125in" svg:width="0.74792in" svg:height="0.33542in" draw:z-index="17" draw:id="id34" draw:style-name="a104" draw:name="Rechteck 29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11"/>
          <table:table-cell table:style-name="ce47"/>
          <table:table-cell table:number-columns-repeated="16365"/>
        </table:table-row>
        <table:table-row table:style-name="ro2">
          <table:table-cell table:style-name="ce48"/>
          <table:table-cell table:number-columns-repeated="5" table:style-name="ce49"/>
          <table:table-cell table:style-name="ce50"/>
          <table:table-cell table:number-columns-repeated="2" table:style-name="ce1"/>
          <table:table-cell table:style-name="ce48"/>
          <table:table-cell table:number-columns-repeated="8" table:style-name="ce49"/>
          <table:table-cell table:style-name="ce50"/>
          <table:table-cell table:number-columns-repeated="16365"/>
        </table:table-row>
        <table:table-row table:number-rows-repeated="1048513" table:style-name="ro2">
          <table:table-cell table:number-columns-repeated="16384"/>
        </table:table-row>
      </table:table>
      <table:table table:name="Delete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1" table:default-cell-style-name="ce38"/>
        <table:table-column table:style-name="co2" table:number-columns-repeated="4" table:default-cell-style-name="ce14"/>
        <table:table-column table:style-name="co2" table:number-columns-repeated="3" table:default-cell-style-name="ce1"/>
        <table:table-column table:style-name="co4" table:number-columns-repeated="16367" table:default-cell-style-name="ce1"/>
        <table:table-row table:style-name="ro1">
          <table:table-cell office:value-type="string" table:style-name="ce2">
            <text:p>Test Document for "Insert Columns" and "Delete Columns" Operations, Part 3 (Delete)</text:p>
          </table:table-cell>
          <table:table-cell table:number-columns-repeated="8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nstructions:</text:p>
          </table:table-cell>
          <table:table-cell table:number-columns-repeated="8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office:value-type="string" table:style-name="ce1">
            <text:p>1. Select the three yellow cells below, press the "Delete columns" button.</text:p>
          </table:table-cell>
          <table:table-cell table:number-columns-repeated="8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office:value-type="string" table:style-name="ce1">
            <text:p>2. Check the locally generated result with the expected result "after deletion" shown below. Note the cells with light red background, their values have changed after deleting the columns.</text:p>
          </table:table-cell>
          <table:table-cell table:number-columns-repeated="8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office:value-type="string" table:style-name="ce1">
            <text:p>3. Close and reload the document.</text:p>
          </table:table-cell>
          <table:table-cell table:number-columns-repeated="8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office:value-type="string" table:style-name="ce1">
            <text:p>4. Check the columns again (this tests the filter component).</text:p>
          </table:table-cell>
          <table:table-cell table:number-columns-repeated="8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office:value-type="string" table:style-name="ce1">
            <text:p>5. Restore original file; repeat step 1; press "Undo"; check that the original document state has been restored; repeat steps 3 and 4.</text:p>
          </table:table-cell>
          <table:table-cell table:number-columns-repeated="8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office:value-type="string" table:style-name="ce1">
            <text:p>6. Restore original file; repeat step 1; press "Undo" and then "Redo"; repeat steps 2 to 4.</text:p>
          </table:table-cell>
          <table:table-cell table:number-columns-repeated="8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33">
            <text:p>select us!</text:p>
          </table:table-cell>
          <table:table-cell table:number-columns-repeated="2" table:style-name="ce33"/>
          <table:table-cell table:number-columns-repeated="3"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14"/>
          <table:table-cell table:number-columns-repeated="3" table:style-name="ce1"/>
          <table:table-cell table:number-columns-repeated="2" table:style-name="ce14"/>
          <table:table-cell table:style-name="ce1"/>
          <table:table-cell office:value-type="string" table:number-columns-spanned="8" table:number-rows-spanned="1" table:style-name="ce56">
            <text:p>Expected result after deletion</text:p>
          </table:table-cell>
          <table:covered-table-cell table:number-columns-repeated="7"/>
          <table:table-cell table:number-columns-repeated="16367"/>
        </table:table-row>
        <table:table-row table:style-name="ro2">
          <table:table-cell table:style-name="ce1"/>
          <table:table-cell table:number-columns-repeated="7" table:style-name="ce14"/>
          <table:table-cell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">
            <text:p>Style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</text:p>
          </table:table-cell>
          <table:table-cell table:style-name="ce14"/>
          <table:table-cell table:style-name="ce1"/>
          <table:table-cell table:style-name="ce38"/>
          <table:table-cell office:value-type="string" table:style-name="ce29">
            <text:p>Style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</text:p>
          </table:table-cell>
          <table:table-cell table:style-name="ce14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">
            <text:p>Fill</text:p>
          </table:table-cell>
          <table:table-cell office:value-type="string" table:style-name="ce6">
            <text:p>B</text:p>
          </table:table-cell>
          <table:table-cell office:value-type="string" table:style-name="ce6">
            <text:p>B</text:p>
          </table:table-cell>
          <table:table-cell office:value-type="string" table:style-name="ce6">
            <text:p>B</text:p>
          </table:table-cell>
          <table:table-cell office:value-type="string" table:style-name="ce6">
            <text:p>B</text:p>
          </table:table-cell>
          <table:table-cell office:value-type="string" table:style-name="ce7">
            <text:p>B</text:p>
          </table:table-cell>
          <table:table-cell table:style-name="ce14"/>
          <table:table-cell table:style-name="ce1"/>
          <table:table-cell table:style-name="ce38"/>
          <table:table-cell office:value-type="string" table:style-name="ce29">
            <text:p>Fill</text:p>
          </table:table-cell>
          <table:table-cell office:value-type="string" table:style-name="ce6">
            <text:p>B</text:p>
          </table:table-cell>
          <table:table-cell office:value-type="string" table:style-name="ce7">
            <text:p>B</text:p>
          </table:table-cell>
          <table:table-cell table:style-name="ce14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7" table:style-name="ce14"/>
          <table:table-cell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office:value-type="string" table:style-name="ce29">
            <text:p>Formulas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table:style-name="ce1"/>
          <table:table-cell table:style-name="ce38"/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table:number-columns-repeated="16370"/>
        </table:table-row>
        <table:table-row table:style-name="ro2">
          <table:table-cell table:style-name="ce1"/>
          <table:table-cell table:style-name="ce14"/>
          <table:table-cell office:value-type="float" office:value="1" table:formula="of:=[.B17]" table:style-name="ce14">
            <text:p>1</text:p>
          </table:table-cell>
          <table:table-cell office:value-type="float" office:value="2" table:formula="of:=[.C17]" table:style-name="ce14">
            <text:p>2</text:p>
          </table:table-cell>
          <table:table-cell office:value-type="float" office:value="3" table:formula="of:=[.D17]" table:style-name="ce14">
            <text:p>3</text:p>
          </table:table-cell>
          <table:table-cell office:value-type="float" office:value="4" table:formula="of:=[.E17]" table:style-name="ce14">
            <text:p>4</text:p>
          </table:table-cell>
          <table:table-cell office:value-type="float" office:value="5" table:formula="of:=[.F17]" table:style-name="ce14">
            <text:p>5</text:p>
          </table:table-cell>
          <table:table-cell office:value-type="float" office:value="6" table:formula="of:=[.G17]" table:style-name="ce14">
            <text:p>6</text:p>
          </table:table-cell>
          <table:table-cell table:style-name="ce1"/>
          <table:table-cell table:style-name="ce38"/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0" table:formula="of:=#REF!" table:style-name="ce14">
            <text:p>#REF!</text:p>
          </table:table-cell>
          <table:table-cell office:value-type="float" office:value="6" table:style-name="ce14">
            <text:p>6</text:p>
          </table:table-cell>
          <table:table-cell table:number-columns-repeated="16370"/>
        </table:table-row>
        <table:table-row table:style-name="ro2">
          <table:table-cell table:style-name="ce1"/>
          <table:table-cell table:style-name="ce14"/>
          <table:table-cell office:value-type="float" office:value="28" table:formula="of:=SUM([.B17:.H17])" table:style-name="ce8">
            <text:p>28</text:p>
          </table:table-cell>
          <table:table-cell table:number-columns-repeated="3" table:style-name="ce14"/>
          <table:table-cell office:value-type="float" office:value="28" table:formula="of:=SUM([.B17:.H17])" table:style-name="ce8">
            <text:p>28</text:p>
          </table:table-cell>
          <table:table-cell office:value-type="float" office:value="7" table:formula="of:=COLUMNS([.B17:.H17])" table:style-name="ce8">
            <text:p>7</text:p>
          </table:table-cell>
          <table:table-cell table:style-name="ce1"/>
          <table:table-cell table:style-name="ce38"/>
          <table:table-cell table:style-name="ce14"/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table:number-columns-repeated="16370"/>
        </table:table-row>
        <table:table-row table:style-name="ro2">
          <table:table-cell table:style-name="ce1"/>
          <table:table-cell table:number-columns-repeated="7" table:style-name="ce14"/>
          <table:table-cell table:style-name="ce1"/>
          <table:table-cell table:style-name="ce38"/>
          <table:table-cell table:number-columns-repeated="4" table:style-name="ce14"/>
          <table:table-cell table:number-columns-repeated="16370"/>
        </table:table-row>
        <table:table-row table:style-name="ro2">
          <table:table-cell table:style-name="ce1"/>
          <table:table-cell office:value-type="string" table:style-name="ce29">
            <text:p>Borders</text:p>
          </table:table-cell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table:style-name="ce14"/>
          <table:table-cell table:style-name="ce1"/>
          <table:table-cell table:style-name="ce38"/>
          <table:table-cell office:value-type="string" table:style-name="ce29">
            <text:p>Borders</text:p>
          </table:table-cell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table:style-name="ce14"/>
          <table:table-cell table:number-columns-repeated="16370"/>
        </table:table-row>
        <table:table-row table:style-name="ro2">
          <table:table-cell table:style-name="ce1"/>
          <table:table-cell table:number-columns-repeated="7" table:style-name="ce14"/>
          <table:table-cell table:style-name="ce1"/>
          <table:table-cell table:style-name="ce38"/>
          <table:table-cell table:number-columns-repeated="4" table:style-name="ce14"/>
          <table:table-cell table:number-columns-repeated="16370"/>
        </table:table-row>
        <table:table-row table:style-name="ro2">
          <table:table-cell table:style-name="ce1"/>
          <table:table-cell table:style-name="ce14"/>
          <table:table-cell office:value-type="string" table:style-name="ce36">
            <text:p>→</text:p>
          </table:table-cell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office:value-type="string" table:style-name="ce37">
            <text:p>←</text:p>
          </table:table-cell>
          <table:table-cell table:style-name="ce14"/>
          <table:table-cell table:style-name="ce1"/>
          <table:table-cell table:style-name="ce38"/>
          <table:table-cell table:style-name="ce14"/>
          <table:table-cell office:value-type="string" table:style-name="ce36">
            <text:p>→</text:p>
          </table:table-cell>
          <table:table-cell office:value-type="string" table:style-name="ce37">
            <text:p>←</text:p>
          </table:table-cell>
          <table:table-cell table:style-name="ce14"/>
          <table:table-cell table:number-columns-repeated="16370"/>
        </table:table-row>
        <table:table-row table:style-name="ro2">
          <table:table-cell table:style-name="ce1"/>
          <table:table-cell table:number-columns-repeated="7" table:style-name="ce14"/>
          <table:table-cell table:style-name="ce1"/>
          <table:table-cell table:style-name="ce38"/>
          <table:table-cell table:number-columns-repeated="4" table:style-name="ce14"/>
          <table:table-cell table:number-columns-repeated="16370"/>
        </table:table-row>
        <table:table-row table:style-name="ro2">
          <table:table-cell table:style-name="ce1"/>
          <table:table-cell table:style-name="ce14"/>
          <table:table-cell table:style-name="ce35"/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office:value-type="string" table:style-name="ce34">
            <text:p>↔</text:p>
          </table:table-cell>
          <table:table-cell table:style-name="ce35"/>
          <table:table-cell table:style-name="ce14"/>
          <table:table-cell table:style-name="ce1"/>
          <table:table-cell table:style-name="ce38"/>
          <table:table-cell table:style-name="ce14"/>
          <table:table-cell table:number-columns-repeated="2" table:style-name="ce35"/>
          <table:table-cell table:style-name="ce14"/>
          <table:table-cell table:number-columns-repeated="16370"/>
        </table:table-row>
        <table:table-row table:style-name="ro2">
          <table:table-cell table:style-name="ce1"/>
          <table:table-cell table:number-columns-repeated="7" table:style-name="ce14"/>
          <table:table-cell table:style-name="ce1"/>
          <table:table-cell table:style-name="ce38"/>
          <table:table-cell table:number-columns-repeated="4" table:style-name="ce14"/>
          <table:table-cell table:number-columns-repeated="16370"/>
        </table:table-row>
        <table:table-row table:style-name="ro2">
          <table:table-cell table:style-name="ce1"/>
          <table:table-cell office:value-type="string" table:style-name="ce29">
            <text:p>Merged ranges</text:p>
          </table:table-cell>
          <table:table-cell table:number-columns-spanned="2" table:number-rows-spanned="2" table:style-name="ce57"/>
          <table:covered-table-cell/>
          <table:table-cell table:style-name="ce14"/>
          <table:table-cell table:number-columns-spanned="2" table:number-rows-spanned="2" table:style-name="ce59"/>
          <table:covered-table-cell/>
          <table:table-cell table:style-name="ce14"/>
          <table:table-cell table:style-name="ce1"/>
          <table:table-cell table:style-name="ce38"/>
          <table:table-cell office:value-type="string" table:style-name="ce29">
            <text:p>Merged ranges</text:p>
          </table:table-cell>
          <table:table-cell table:number-columns-spanned="1" table:number-rows-spanned="2" table:style-name="ce57"/>
          <table:table-cell table:number-columns-spanned="1" table:number-rows-spanned="2" table:style-name="ce59"/>
          <table:table-cell table:style-name="ce14"/>
          <table:table-cell table:number-columns-repeated="16370"/>
        </table:table-row>
        <table:table-row table:style-name="ro2">
          <table:table-cell table:style-name="ce1"/>
          <table:table-cell table:style-name="ce14"/>
          <table:covered-table-cell/>
          <table:covered-table-cell/>
          <table:table-cell table:style-name="ce14"/>
          <table:covered-table-cell/>
          <table:covered-table-cell/>
          <table:table-cell table:style-name="ce14"/>
          <table:table-cell table:style-name="ce1"/>
          <table:table-cell table:style-name="ce38"/>
          <table:table-cell table:style-name="ce14"/>
          <table:covered-table-cell/>
          <table:covered-table-cell/>
          <table:table-cell table:style-name="ce14"/>
          <table:table-cell table:number-columns-repeated="16370"/>
        </table:table-row>
        <table:table-row table:style-name="ro2">
          <table:table-cell table:style-name="ce1"/>
          <table:table-cell table:style-name="ce14"/>
          <table:table-cell table:number-columns-spanned="5" table:number-rows-spanned="2" table:style-name="ce58"/>
          <table:covered-table-cell table:number-columns-repeated="4"/>
          <table:table-cell table:style-name="ce14"/>
          <table:table-cell table:style-name="ce1"/>
          <table:table-cell table:style-name="ce38"/>
          <table:table-cell table:style-name="ce14"/>
          <table:table-cell table:number-columns-spanned="2" table:number-rows-spanned="2" table:style-name="ce58"/>
          <table:covered-table-cell/>
          <table:table-cell table:style-name="ce14"/>
          <table:table-cell table:number-columns-repeated="16370"/>
        </table:table-row>
        <table:table-row table:style-name="ro2">
          <table:table-cell table:style-name="ce1"/>
          <table:table-cell table:style-name="ce14"/>
          <table:covered-table-cell/>
          <table:covered-table-cell table:number-columns-repeated="4"/>
          <table:table-cell table:style-name="ce14"/>
          <table:table-cell table:style-name="ce1"/>
          <table:table-cell table:style-name="ce38"/>
          <table:table-cell table:style-name="ce14"/>
          <table:covered-table-cell/>
          <table:covered-table-cell/>
          <table:table-cell table:style-name="ce14"/>
          <table:table-cell table:number-columns-repeated="16370"/>
        </table:table-row>
        <table:table-row table:style-name="ro2">
          <table:table-cell table:style-name="ce1"/>
          <table:table-cell table:number-columns-spanned="2" table:number-rows-spanned="2" table:style-name="ce60"/>
          <table:covered-table-cell/>
          <table:table-cell table:number-columns-spanned="3" table:number-rows-spanned="2" table:style-name="ce62"/>
          <table:covered-table-cell table:number-columns-repeated="2"/>
          <table:table-cell table:number-columns-spanned="2" table:number-rows-spanned="2" table:style-name="ce61"/>
          <table:covered-table-cell/>
          <table:table-cell table:style-name="ce1"/>
          <table:table-cell table:style-name="ce38"/>
          <table:table-cell table:number-columns-spanned="2" table:number-rows-spanned="2" table:style-name="ce60"/>
          <table:covered-table-cell/>
          <table:table-cell table:number-columns-spanned="2" table:number-rows-spanned="2" table:style-name="ce61"/>
          <table:covered-table-cell/>
          <table:table-cell table:number-columns-repeated="16370"/>
        </table:table-row>
        <table:table-row table:style-name="ro2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style-name="ce1"/>
          <table:table-cell table:style-name="ce38"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2">
          <table:table-cell table:style-name="ce1"/>
          <table:table-cell table:number-columns-repeated="7" table:style-name="ce14"/>
          <table:table-cell table:style-name="ce1"/>
          <table:table-cell table:style-name="ce38"/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table:number-columns-repeated="16384" table:style-name="ce38"/>
        </table:table-row>
        <table:table-row table:style-name="ro2">
          <table:table-cell office:value-type="string" table:style-name="ce29">
            <text:p>Drawing objects</text:p>
          </table:table-cell>
          <table:table-cell table:number-columns-repeated="8" table:style-name="ce1"/>
          <table:table-cell office:value-type="string" table:style-name="ce29">
            <text:p>Drawing objects</text:p>
          </table:table-cell>
          <table:table-cell table:number-columns-repeated="4" table:style-name="ce14"/>
          <table:table-cell table:number-columns-repeated="16370" table:style-name="ce1"/>
        </table:table-row>
        <table:table-row table:style-name="ro2">
          <table:table-cell office:value-type="string" table:style-name="ce55">
            <text:p>anchor=twoCell</text:p>
          </table:table-cell>
          <table:table-cell table:style-name="ce44"/>
          <table:table-cell table:style-name="ce44">
            <draw:custom-shape svg:x="0.03125in" svg:y="0.03125in" svg:width="0.47292in" svg:height="0.33542in" draw:z-index="1" draw:id="id36" draw:style-name="a110" draw:name="Rechteck 1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44"/>
          <table:table-cell table:style-name="ce45"/>
          <table:table-cell table:style-name="ce1"/>
          <table:table-cell office:value-type="string" table:style-name="ce55">
            <text:p>anchor=twoCell</text:p>
          </table:table-cell>
          <table:table-cell table:style-name="ce44"/>
          <table:table-cell table:style-name="ce44">
            <draw:custom-shape svg:x="0.03125in" svg:y="0.03125in" svg:width="0.25417in" svg:height="0.33542in" draw:z-index="7" draw:id="id42" draw:style-name="a128" draw:name="Rechteck 7">
              <svg:title/>
              <svg:desc/>
              <text:p text:style-name="a127" text:class-names="" text:cond-style-name=""><text:span text:style-name="a1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4"/>
          <table:table-cell table:style-name="ce45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4" table:style-name="ce11"/>
          <table:table-cell table:style-name="ce11">
            <draw:custom-shape svg:x="0.03125in" svg:y="0.03125in" svg:width="0.47292in" svg:height="0.33542in" draw:z-index="3" draw:id="id38" draw:style-name="a116" draw:name="Rechteck 3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style-name="ce47"/>
          <table:table-cell table:style-name="ce1"/>
          <table:table-cell table:style-name="ce46"/>
          <table:table-cell table:number-columns-repeated="2" table:style-name="ce11"/>
          <table:table-cell table:style-name="ce11">
            <draw:custom-shape svg:x="0in" svg:y="0.03125in" svg:width="0.23958in" svg:height="0.33542in" draw:z-index="9" draw:id="id44" draw:style-name="a134" draw:name="Rechteck 9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style-name="ce11">
            <draw:custom-shape svg:x="0.03125in" svg:y="0.03125in" svg:width="0.47292in" svg:height="0.33542in" draw:z-index="4" draw:id="id39" draw:style-name="a119" draw:name="Rechteck 4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1"/>
          <table:table-cell table:style-name="ce47"/>
          <table:table-cell table:style-name="ce1"/>
          <table:table-cell table:style-name="ce46"/>
          <table:table-cell table:style-name="ce11">
            <draw:custom-shape svg:x="0.03125in" svg:y="0.03125in" svg:width="0.47292in" svg:height="0.33542in" draw:z-index="10" draw:id="id45" draw:style-name="a137" draw:name="Rechteck 10">
              <svg:title/>
              <svg:desc/>
              <text:p text:style-name="a136" text:class-names="" text:cond-style-name=""><text:span text:style-name="a1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5" table:style-name="ce11"/>
          <table:table-cell table:style-name="ce11">
            <draw:custom-shape svg:x="0.03125in" svg:y="0.03125in" svg:width="0.47292in" svg:height="0.33542in" draw:z-index="6" draw:id="id41" draw:style-name="a125" draw:name="Rechteck 6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7"/>
          <table:table-cell table:style-name="ce1"/>
          <table:table-cell table:style-name="ce46"/>
          <table:table-cell table:number-columns-repeated="2" table:style-name="ce11"/>
          <table:table-cell table:style-name="ce11">
            <draw:custom-shape svg:x="0.03125in" svg:y="0.03125in" svg:width="0.47292in" svg:height="0.33542in" draw:z-index="11" draw:id="id46" draw:style-name="a140" draw:name="Rechteck 12">
              <svg:title/>
              <svg:desc/>
              <text:p text:style-name="a139" text:class-names="" text:cond-style-name=""><text:span text:style-name="a1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2" table:style-name="ce11"/>
          <table:table-cell table:style-name="ce11">
            <draw:custom-shape svg:x="0.03125in" svg:y="0.03125in" svg:width="0.75833in" svg:height="0.33542in" draw:z-index="5" draw:id="id40" draw:style-name="a122" draw:name="Rechteck 5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1"/>
          <table:table-cell table:style-name="ce47"/>
          <table:table-cell table:style-name="ce1"/>
          <table:table-cell table:style-name="ce46"/>
          <table:table-cell table:number-columns-repeated="3"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6" table:style-name="ce11"/>
          <table:table-cell table:style-name="ce47"/>
          <table:table-cell table:style-name="ce1"/>
          <table:table-cell table:style-name="ce46"/>
          <table:table-cell table:number-columns-repeated="3"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style-name="ce11"/>
          <table:table-cell table:style-name="ce11">
            <draw:custom-shape svg:x="0.04167in" svg:y="0.03125in" svg:width="1.29792in" svg:height="0.33542in" draw:z-index="2" draw:id="id37" draw:style-name="a113" draw:name="Rechteck 2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1"/>
          <table:table-cell table:style-name="ce47"/>
          <table:table-cell table:style-name="ce1"/>
          <table:table-cell table:style-name="ce46"/>
          <table:table-cell table:style-name="ce11"/>
          <table:table-cell table:style-name="ce11">
            <draw:custom-shape svg:x="0.04167in" svg:y="0.03125in" svg:width="0.7375in" svg:height="0.33542in" draw:z-index="8" draw:id="id43" draw:style-name="a131" draw:name="Rechteck 8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8"/>
          <table:table-cell table:number-columns-repeated="6" table:style-name="ce49"/>
          <table:table-cell table:style-name="ce50"/>
          <table:table-cell table:style-name="ce1"/>
          <table:table-cell table:style-name="ce48"/>
          <table:table-cell table:number-columns-repeated="3" table:style-name="ce49"/>
          <table:table-cell table:style-name="ce50"/>
          <table:table-cell table:number-columns-repeated="3" table:style-name="ce11"/>
          <table:table-cell table:number-columns-repeated="16367"/>
        </table:table-row>
        <table:table-row table:style-name="ro2">
          <table:table-cell table:number-columns-repeated="9" table:style-name="ce1"/>
          <table:table-cell table:number-columns-repeated="8" table:style-name="ce11"/>
          <table:table-cell table:number-columns-repeated="16367"/>
        </table:table-row>
        <table:table-row table:style-name="ro2">
          <table:table-cell office:value-type="string" table:style-name="ce55">
            <text:p>anchor=oneCell</text:p>
          </table:table-cell>
          <table:table-cell table:style-name="ce44"/>
          <table:table-cell table:style-name="ce44">
            <draw:custom-shape svg:x="0.03125in" svg:y="0.03125in" svg:width="0.47292in" svg:height="0.33542in" draw:z-index="12" draw:id="id47" draw:style-name="a143" draw:name="Rechteck 13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44"/>
          <table:table-cell table:style-name="ce45"/>
          <table:table-cell table:style-name="ce1"/>
          <table:table-cell office:value-type="string" table:style-name="ce55">
            <text:p>anchor=oneCell</text:p>
          </table:table-cell>
          <table:table-cell table:style-name="ce44"/>
          <table:table-cell table:style-name="ce44">
            <draw:custom-shape svg:x="0.03125in" svg:y="0.03125in" svg:width="0.47292in" svg:height="0.33542in" draw:z-index="24" draw:id="id59" draw:style-name="a179" draw:name="Rechteck 38">
              <svg:title/>
              <svg:desc/>
              <text:p text:style-name="a178" text:class-names="" text:cond-style-name=""><text:span text:style-name="a1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4"/>
          <table:table-cell table:style-name="ce45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4" table:style-name="ce11"/>
          <table:table-cell table:style-name="ce11">
            <draw:custom-shape svg:x="0.03125in" svg:y="0.03125in" svg:width="0.47292in" svg:height="0.33542in" draw:z-index="14" draw:id="id49" draw:style-name="a149" draw:name="Rechteck 15">
              <svg:title/>
              <svg:desc/>
              <text:p text:style-name="a148" text:class-names="" text:cond-style-name=""><text:span text:style-name="a1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style-name="ce47"/>
          <table:table-cell table:style-name="ce1"/>
          <table:table-cell table:style-name="ce46"/>
          <table:table-cell table:style-name="ce11"/>
          <table:table-cell table:style-name="ce11">
            <draw:custom-shape svg:x="0.27083in" svg:y="0.03125in" svg:width="0.47708in" svg:height="0.33542in" draw:z-index="26" draw:id="id61" draw:style-name="a185" draw:name="Rechteck 40">
              <svg:title/>
              <svg:desc/>
              <text:p text:style-name="a184" text:class-names="" text:cond-style-name=""><text:span text:style-name="a1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style-name="ce11">
            <draw:custom-shape svg:x="0.03125in" svg:y="0.03125in" svg:width="0.47292in" svg:height="0.33542in" draw:z-index="15" draw:id="id50" draw:style-name="a152" draw:name="Rechteck 16">
              <svg:title/>
              <svg:desc/>
              <text:p text:style-name="a151" text:class-names="" text:cond-style-name=""><text:span text:style-name="a1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1"/>
          <table:table-cell table:style-name="ce47"/>
          <table:table-cell table:style-name="ce1"/>
          <table:table-cell table:style-name="ce46"/>
          <table:table-cell table:style-name="ce11">
            <draw:custom-shape svg:x="0.03125in" svg:y="0.03125in" svg:width="0.47292in" svg:height="0.33542in" draw:z-index="27" draw:id="id62" draw:style-name="a188" draw:name="Rechteck 41">
              <svg:title/>
              <svg:desc/>
              <text:p text:style-name="a187" text:class-names="" text:cond-style-name=""><text:span text:style-name="a18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5" table:style-name="ce11"/>
          <table:table-cell table:style-name="ce11">
            <draw:custom-shape svg:x="0.03125in" svg:y="0.03125in" svg:width="0.47292in" svg:height="0.33542in" draw:z-index="17" draw:id="id52" draw:style-name="a158" draw:name="Rechteck 18">
              <svg:title/>
              <svg:desc/>
              <text:p text:style-name="a157" text:class-names="" text:cond-style-name=""><text:span text:style-name="a1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7"/>
          <table:table-cell table:style-name="ce1"/>
          <table:table-cell table:style-name="ce46"/>
          <table:table-cell table:number-columns-repeated="2" table:style-name="ce11"/>
          <table:table-cell table:style-name="ce11">
            <draw:custom-shape svg:x="0.03125in" svg:y="0.03125in" svg:width="0.47292in" svg:height="0.33542in" draw:z-index="29" draw:id="id64" draw:style-name="a194" draw:name="Rechteck 43">
              <svg:title/>
              <svg:desc/>
              <text:p text:style-name="a193" text:class-names="" text:cond-style-name=""><text:span text:style-name="a1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2" table:style-name="ce11"/>
          <table:table-cell table:style-name="ce11">
            <draw:custom-shape svg:x="0.03125in" svg:y="0.03125in" svg:width="0.75833in" svg:height="0.33542in" draw:z-index="16" draw:id="id51" draw:style-name="a155" draw:name="Rechteck 17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1"/>
          <table:table-cell table:style-name="ce47"/>
          <table:table-cell table:style-name="ce1"/>
          <table:table-cell table:style-name="ce46"/>
          <table:table-cell table:style-name="ce11"/>
          <table:table-cell table:style-name="ce11">
            <draw:custom-shape svg:x="0.27083in" svg:y="0.03125in" svg:width="0.7625in" svg:height="0.33542in" draw:z-index="28" draw:id="id63" draw:style-name="a191" draw:name="Rechteck 42">
              <svg:title/>
              <svg:desc/>
              <text:p text:style-name="a190" text:class-names="" text:cond-style-name=""><text:span text:style-name="a18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6" table:style-name="ce11"/>
          <table:table-cell table:style-name="ce47"/>
          <table:table-cell table:style-name="ce1"/>
          <table:table-cell table:style-name="ce46"/>
          <table:table-cell table:number-columns-repeated="3"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style-name="ce11"/>
          <table:table-cell table:style-name="ce11">
            <draw:custom-shape svg:x="0.04167in" svg:y="0.03125in" svg:width="1.29792in" svg:height="0.33542in" draw:z-index="13" draw:id="id48" draw:style-name="a146" draw:name="Rechteck 14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1"/>
          <table:table-cell table:style-name="ce47"/>
          <table:table-cell table:style-name="ce1"/>
          <table:table-cell table:style-name="ce46"/>
          <table:table-cell table:style-name="ce11"/>
          <table:table-cell table:style-name="ce11">
            <draw:custom-shape svg:x="0.04167in" svg:y="0.03125in" svg:width="1.29792in" svg:height="0.33542in" draw:z-index="25" draw:id="id60" draw:style-name="a182" draw:name="Rechteck 39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8"/>
          <table:table-cell table:number-columns-repeated="6" table:style-name="ce49"/>
          <table:table-cell table:style-name="ce50"/>
          <table:table-cell table:style-name="ce1"/>
          <table:table-cell table:style-name="ce48"/>
          <table:table-cell table:number-columns-repeated="3" table:style-name="ce49"/>
          <table:table-cell table:style-name="ce50"/>
          <table:table-cell table:number-columns-repeated="3" table:style-name="ce11"/>
          <table:table-cell table:number-columns-repeated="16367"/>
        </table:table-row>
        <table:table-row table:style-name="ro2">
          <table:table-cell table:number-columns-repeated="9" table:style-name="ce1"/>
          <table:table-cell table:number-columns-repeated="8" table:style-name="ce11"/>
          <table:table-cell table:number-columns-repeated="16367"/>
        </table:table-row>
        <table:table-row table:style-name="ro2">
          <table:table-cell office:value-type="string" table:style-name="ce55">
            <text:p>anchor=absolute</text:p>
          </table:table-cell>
          <table:table-cell table:style-name="ce44"/>
          <table:table-cell table:style-name="ce44">
            <draw:custom-shape svg:x="0.03125in" svg:y="0.03125in" svg:width="0.47292in" svg:height="0.33542in" draw:z-index="18" draw:id="id53" draw:style-name="a161" draw:name="Rechteck 25">
              <svg:title/>
              <svg:desc/>
              <text:p text:style-name="a160" text:class-names="" text:cond-style-name=""><text:span text:style-name="a15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44"/>
          <table:table-cell table:style-name="ce45"/>
          <table:table-cell table:style-name="ce1"/>
          <table:table-cell office:value-type="string" table:style-name="ce55">
            <text:p>anchor=absolute</text:p>
          </table:table-cell>
          <table:table-cell table:style-name="ce44"/>
          <table:table-cell table:style-name="ce44">
            <draw:custom-shape svg:x="0.03125in" svg:y="0.03125in" svg:width="0.47292in" svg:height="0.33542in" draw:z-index="30" draw:id="id65" draw:style-name="a197" draw:name="Rechteck 44">
              <svg:title/>
              <svg:desc/>
              <text:p text:style-name="a196" text:class-names="" text:cond-style-name=""><text:span text:style-name="a1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4"/>
          <table:table-cell table:style-name="ce45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4" table:style-name="ce11"/>
          <table:table-cell table:style-name="ce11">
            <draw:custom-shape svg:x="0.03125in" svg:y="0.03125in" svg:width="0.47292in" svg:height="0.33542in" draw:z-index="20" draw:id="id55" draw:style-name="a167" draw:name="Rechteck 27">
              <svg:title/>
              <svg:desc/>
              <text:p text:style-name="a166" text:class-names="" text:cond-style-name=""><text:span text:style-name="a16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style-name="ce47"/>
          <table:table-cell table:style-name="ce1"/>
          <table:table-cell table:style-name="ce46"/>
          <table:table-cell table:number-columns-repeated="3" table:style-name="ce11"/>
          <table:table-cell table:style-name="ce47"/>
          <table:table-cell table:style-name="ce11">
            <draw:custom-shape svg:x="0.03125in" svg:y="0.03125in" svg:width="0.47292in" svg:height="0.33542in" draw:z-index="32" draw:id="id67" draw:style-name="a203" draw:name="Rechteck 46">
              <svg:title/>
              <svg:desc/>
              <text:p text:style-name="a202" text:class-names="" text:cond-style-name=""><text:span text:style-name="a2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1"/>
          <table:table-cell table:number-columns-repeated="16367"/>
        </table:table-row>
        <table:table-row table:style-name="ro2">
          <table:table-cell table:style-name="ce46"/>
          <table:table-cell table:style-name="ce11">
            <draw:custom-shape svg:x="0.03125in" svg:y="0.03125in" svg:width="0.47292in" svg:height="0.33542in" draw:z-index="21" draw:id="id56" draw:style-name="a170" draw:name="Rechteck 28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1"/>
          <table:table-cell table:style-name="ce47"/>
          <table:table-cell table:style-name="ce1"/>
          <table:table-cell table:style-name="ce46"/>
          <table:table-cell table:style-name="ce11">
            <draw:custom-shape svg:x="0.03125in" svg:y="0.03125in" svg:width="0.47292in" svg:height="0.33542in" draw:z-index="33" draw:id="id68" draw:style-name="a206" draw:name="Rechteck 47">
              <svg:title/>
              <svg:desc/>
              <text:p text:style-name="a205" text:class-names="" text:cond-style-name=""><text:span text:style-name="a20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5" table:style-name="ce11"/>
          <table:table-cell table:style-name="ce11">
            <draw:custom-shape svg:x="0.03125in" svg:y="0.03125in" svg:width="0.47292in" svg:height="0.33542in" draw:z-index="23" draw:id="id58" draw:style-name="a176" draw:name="Rechteck 30">
              <svg:title/>
              <svg:desc/>
              <text:p text:style-name="a175" text:class-names="" text:cond-style-name=""><text:span text:style-name="a1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7"/>
          <table:table-cell table:style-name="ce1"/>
          <table:table-cell table:style-name="ce46"/>
          <table:table-cell table:number-columns-repeated="3" table:style-name="ce11"/>
          <table:table-cell table:style-name="ce47"/>
          <table:table-cell table:style-name="ce11"/>
          <table:table-cell table:style-name="ce11">
            <draw:custom-shape svg:x="0.03125in" svg:y="0.03125in" svg:width="0.47292in" svg:height="0.33542in" draw:z-index="35" draw:id="id70" draw:style-name="a212" draw:name="Rechteck 49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2" table:style-name="ce11"/>
          <table:table-cell table:style-name="ce11">
            <draw:custom-shape svg:x="0.03125in" svg:y="0.03125in" svg:width="0.75833in" svg:height="0.33542in" draw:z-index="22" draw:id="id57" draw:style-name="a173" draw:name="Rechteck 29">
              <svg:title/>
              <svg:desc/>
              <text:p text:style-name="a172" text:class-names="" text:cond-style-name=""><text:span text:style-name="a1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1"/>
          <table:table-cell table:style-name="ce47"/>
          <table:table-cell table:style-name="ce1"/>
          <table:table-cell table:style-name="ce46"/>
          <table:table-cell table:number-columns-repeated="2" table:style-name="ce11"/>
          <table:table-cell table:style-name="ce11">
            <draw:custom-shape svg:x="0.03125in" svg:y="0.03125in" svg:width="0.75833in" svg:height="0.33542in" draw:z-index="34" draw:id="id69" draw:style-name="a209" draw:name="Rechteck 48">
              <svg:title/>
              <svg:desc/>
              <text:p text:style-name="a208" text:class-names="" text:cond-style-name=""><text:span text:style-name="a20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number-columns-repeated="6" table:style-name="ce11"/>
          <table:table-cell table:style-name="ce47"/>
          <table:table-cell table:style-name="ce1"/>
          <table:table-cell table:style-name="ce46"/>
          <table:table-cell table:number-columns-repeated="3"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6"/>
          <table:table-cell table:style-name="ce11"/>
          <table:table-cell table:style-name="ce11">
            <draw:custom-shape svg:x="0.04167in" svg:y="0.03125in" svg:width="1.29792in" svg:height="0.33542in" draw:z-index="19" draw:id="id54" draw:style-name="a164" draw:name="Rechteck 26">
              <svg:title/>
              <svg:desc/>
              <text:p text:style-name="a163" text:class-names="" text:cond-style-name=""><text:span text:style-name="a1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1"/>
          <table:table-cell table:style-name="ce47"/>
          <table:table-cell table:style-name="ce1"/>
          <table:table-cell table:style-name="ce46"/>
          <table:table-cell table:style-name="ce11"/>
          <table:table-cell table:style-name="ce11">
            <draw:custom-shape svg:x="0.04167in" svg:y="0.03125in" svg:width="1.29792in" svg:height="0.33542in" draw:z-index="31" draw:id="id66" draw:style-name="a200" draw:name="Rechteck 45">
              <svg:title/>
              <svg:desc/>
              <text:p text:style-name="a199" text:class-names="" text:cond-style-name=""><text:span text:style-name="a1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1"/>
          <table:table-cell table:style-name="ce47"/>
          <table:table-cell table:number-columns-repeated="3" table:style-name="ce11"/>
          <table:table-cell table:number-columns-repeated="16367"/>
        </table:table-row>
        <table:table-row table:style-name="ro2">
          <table:table-cell table:style-name="ce48"/>
          <table:table-cell table:number-columns-repeated="6" table:style-name="ce49"/>
          <table:table-cell table:style-name="ce50"/>
          <table:table-cell table:style-name="ce1"/>
          <table:table-cell table:style-name="ce48"/>
          <table:table-cell table:number-columns-repeated="3" table:style-name="ce49"/>
          <table:table-cell table:style-name="ce50"/>
          <table:table-cell table:number-columns-repeated="3" table:style-name="ce11"/>
          <table:table-cell table:number-columns-repeated="16367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iel</meta:initial-creator>
    <dc:creator>Sheherazade</dc:creator>
    <meta:creation-date>2013-11-19T20:38:23Z</meta:creation-date>
    <dc:date>2014-04-17T16:09:52Z</dc:date>
  </office:meta>
</office:document-meta>
</file>